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SimSun" svg:font-family="NSimSun"/>
    <style:font-face style:name="gulim" svg:font-family="gulim, verdana, sans-serif"/>
    <style:font-face style:name="굴림" svg:font-family="굴림"/>
    <style:font-face style:name="Lucida Sans1" svg:font-family="'Lucida Sans'" style:font-family-generic="swiss"/>
    <style:font-face style:name="맑은 고딕" svg:font-family="'맑은 고딕'" style:font-family-generic="moder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style:line-height-at-least="0.529cm" fo:text-align="justify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529cm" fo:text-align="justify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style:line-height-at-least="0.529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맑은 고딕" fo:font-size="20pt" fo:letter-spacing="normal" fo:font-style="normal" fo:font-weight="bold" style:font-name-asian="맑은 고딕" style:font-size-asian="20pt" style:font-weight-asian="bold" style:font-size-complex="20pt" style:font-weight-complex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맑은 고딕" fo:font-size="20pt" fo:letter-spacing="normal" fo:font-weight="bold" style:font-name-asian="맑은 고딕" style:font-size-asian="20pt" style:font-weight-asian="bold" style:font-size-complex="20pt" style:font-weight-complex="bold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529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맑은 고딕" fo:font-size="20pt" fo:letter-spacing="normal" fo:font-weight="bold" style:font-name-asian="맑은 고딕" style:font-size-asian="20pt" style:font-weight-asian="bold" style:font-size-complex="20pt" style:font-weight-complex="bold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529cm" fo:text-align="justify" style:justify-single-word="false" fo:orphans="2" fo:widows="2" fo:text-indent="0cm" style:auto-text-indent="false" fo:padding="0cm" fo:border="none"/>
      <style:text-properties fo:font-variant="normal" fo:text-transform="none" style:font-name="맑은 고딕" fo:font-size="20pt" fo:letter-spacing="normal" fo:font-weight="bold" style:font-name-asian="맑은 고딕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margin-left="0cm" fo:margin-right="0cm" fo:margin-top="0cm" fo:margin-bottom="0cm" loext:contextual-spacing="false" style:line-height-at-least="0.529cm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font-name="맑은 고딕" fo:font-size="20pt" fo:letter-spacing="normal" fo:font-weight="bold" style:font-name-asian="맑은 고딕" style:font-size-asian="20pt" style:font-weight-asian="bold" style:font-size-complex="20pt" style:font-weight-complex="bold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333333" style:font-name="맑은 고딕" fo:font-size="20pt" fo:letter-spacing="normal" fo:font-weight="bold" style:font-name-asian="맑은 고딕" style:font-size-asian="20pt" style:font-weight-asian="bold" style:font-size-complex="20pt" style:font-weight-complex="bold"/>
    </style:style>
    <style:style style:name="P9" style:family="paragraph" style:parent-style-name="Text_20_body">
      <style:paragraph-properties fo:margin-left="0cm" fo:margin-right="0cm" fo:margin-top="0cm" fo:margin-bottom="0cm" loext:contextual-spacing="false" style:line-height-at-least="0.582cm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font-name="맑은 고딕" fo:font-size="20pt" fo:letter-spacing="normal" fo:font-weight="bold" style:font-name-asian="맑은 고딕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margin-left="0cm" fo:margin-right="0cm" fo:margin-top="0cm" fo:margin-bottom="0cm" loext:contextual-spacing="false" style:line-height-at-least="0.635cm" fo:text-align="justify" style:justify-single-word="false" fo:orphans="2" fo:widows="2" fo:text-indent="0cm" style:auto-text-indent="false" fo:padding="0cm" fo:border="none"/>
      <style:text-properties fo:color="#000000" style:font-name="맑은 고딕" fo:font-size="20pt" fo:letter-spacing="normal" fo:font-weight="bold" style:font-name-asian="맑은 고딕" style:font-size-asian="20pt" style:font-weight-asian="bold" style:font-size-complex="20pt" style:font-weight-complex="bold"/>
    </style:style>
    <style:style style:name="P11" style:family="paragraph" style:parent-style-name="Text_20_body">
      <style:paragraph-properties fo:margin-left="0cm" fo:margin-right="0cm" fo:margin-top="0cm" fo:margin-bottom="0cm" loext:contextual-spacing="false" style:line-height-at-least="0.529cm" fo:text-align="justify" style:justify-single-word="false" fo:orphans="2" fo:widows="2" fo:text-indent="0cm" style:auto-text-indent="false" fo:padding="0cm" fo:border="none"/>
      <style:text-properties fo:color="#000000" style:font-name="맑은 고딕" fo:font-size="20pt" fo:letter-spacing="normal" fo:font-weight="bold" style:font-name-asian="맑은 고딕" style:font-size-asian="20pt" style:font-weight-asian="bold" style:font-size-complex="20pt" style:font-weight-complex="bold"/>
    </style:style>
    <style:style style:name="P12" style:family="paragraph" style:parent-style-name="Text_20_body">
      <style:paragraph-properties fo:margin-left="0cm" fo:margin-right="0cm" fo:margin-top="0cm" fo:margin-bottom="0cm" loext:contextual-spacing="false" style:line-height-at-least="0.529cm" fo:text-align="justify" style:justify-single-word="false" fo:orphans="2" fo:widows="2" fo:text-indent="0cm" style:auto-text-indent="false" fo:padding="0cm" fo:border="none"/>
      <style:text-properties style:font-name="맑은 고딕" fo:font-size="20pt" fo:font-weight="bold" style:font-name-asian="맑은 고딕" style:font-size-asian="20pt" style:font-weight-asian="bold" style:font-size-complex="20pt" style:font-weight-complex="bold"/>
    </style:style>
    <style:style style:name="T1" style:family="text">
      <style:text-properties fo:font-size="12pt" fo:font-style="normal" fo:font-weight="bold"/>
    </style:style>
    <style:style style:name="T2" style:family="text">
      <style:text-properties fo:font-size="12pt" fo:font-style="normal" fo:font-weight="normal"/>
    </style:style>
    <style:style style:name="T3" style:family="text">
      <style:text-properties fo:font-size="12pt" fo:language="zh" fo:country="CN" fo:font-style="normal" fo:font-weight="normal"/>
    </style:style>
    <style:style style:name="T4" style:family="text">
      <style:text-properties style:font-size-asian="12pt" style:font-style-asian="normal" style:font-weight-asian="bold"/>
    </style:style>
    <style:style style:name="T5" style:family="text">
      <style:text-properties style:font-size-asian="12pt" style:font-style-asian="normal" style:font-weight-asian="normal"/>
    </style:style>
    <style:style style:name="T6" style:family="text">
      <style:text-properties fo:color="#000000" fo:font-size="12pt" fo:font-style="normal" fo:font-weight="normal"/>
    </style:style>
    <style:style style:name="T7" style:family="text">
      <style:text-properties fo:color="#000000" fo:font-size="12pt" fo:font-style="normal" fo:font-weight="normal" style:font-name-asian="gulim" style:font-size-asian="18pt" style:font-style-asian="normal" style:font-weight-asian="normal"/>
    </style:style>
    <style:style style:name="T8" style:family="text">
      <style:text-properties fo:color="#000000" fo:font-size="12pt" fo:font-style="normal" fo:font-weight="normal" style:font-size-asian="18pt" style:font-style-asian="normal" style:font-weight-asian="normal"/>
    </style:style>
    <style:style style:name="T9" style:family="text">
      <style:text-properties fo:color="#000000" fo:font-size="12pt" fo:language="zh" fo:country="CN" fo:font-style="normal" fo:font-weight="normal"/>
    </style:style>
    <style:style style:name="T10" style:family="text">
      <style:text-properties fo:color="#000000" style:font-size-asian="18pt" style:font-style-asian="normal" style:font-weight-asian="bold"/>
    </style:style>
    <style:style style:name="T11" style:family="text">
      <style:text-properties fo:color="#000000" style:font-size-asian="18pt" style:font-style-asian="normal" style:font-weight-asian="normal"/>
    </style:style>
    <style:style style:name="T12" style:family="text">
      <style:text-properties fo:color="#000000" style:font-size-asian="18pt" style:language-asian="zh" style:country-asian="CN" style:font-style-asian="normal" style:font-weight-asian="normal"/>
    </style:style>
    <style:style style:name="T13" style:family="text">
      <style:text-properties fo:color="#000000" fo:font-size="18pt" fo:font-style="normal" fo:font-weight="bold"/>
    </style:style>
    <style:style style:name="T14" style:family="text">
      <style:text-properties fo:color="#000000" fo:font-size="18pt" fo:font-style="normal" fo:font-weight="normal"/>
    </style:style>
    <style:style style:name="T15" style:family="text">
      <style:text-properties fo:color="#000000" fo:font-size="18pt" fo:language="zh" fo:country="CN" fo:font-style="normal" fo:font-weight="normal"/>
    </style:style>
    <style:style style:name="T16" style:family="text">
      <style:text-properties fo:color="#000000" style:font-size-asian="12pt" style:font-style-asian="normal" style:font-weight-asian="normal"/>
    </style:style>
    <style:style style:name="T17" style:family="text">
      <style:text-properties fo:color="#000000" style:font-style-asian="normal"/>
    </style:style>
    <style:style style:name="T18" style:family="text">
      <style:text-properties fo:color="#000000" style:font-style-asian="normal" style:font-weight-asian="normal"/>
    </style:style>
    <style:style style:name="T19" style:family="text">
      <style:text-properties fo:color="#000000" style:font-style-asian="normal" style:font-weight-asian="bold"/>
    </style:style>
    <style:style style:name="T20" style:family="text">
      <style:text-properties fo:color="#000000" fo:font-style="normal"/>
    </style:style>
    <style:style style:name="T21" style:family="text">
      <style:text-properties fo:color="#000000" fo:font-style="normal" fo:font-weight="normal"/>
    </style:style>
    <style:style style:name="T22" style:family="text">
      <style:text-properties fo:color="#000000" fo:font-style="normal" fo:font-weight="normal" style:font-style-asian="normal" style:font-weight-asian="normal"/>
    </style:style>
    <style:style style:name="T23" style:family="text">
      <style:text-properties fo:color="#000000" fo:font-style="normal" fo:font-weight="bold"/>
    </style:style>
    <style:style style:name="T24" style:family="text">
      <style:text-properties fo:color="#000000" fo:font-style="normal" style:font-style-asian="normal"/>
    </style:style>
    <style:style style:name="T25" style:family="text">
      <style:text-properties fo:color="#000000" style:font-name-asian="gulim" style:font-size-asian="18pt" style:font-style-asian="normal" style:font-weight-asian="normal"/>
    </style:style>
    <style:style style:name="T26" style:family="text">
      <style:text-properties fo:color="#000000" style:font-name="gulim" fo:font-size="18pt" fo:font-style="normal" fo:font-weight="normal"/>
    </style:style>
    <style:style style:name="T27" style:family="text">
      <style:text-properties fo:color="#000000" style:font-name="gulim" fo:font-size="12pt" fo:font-style="normal" fo:font-weight="normal"/>
    </style:style>
    <style:style style:name="T28" style:family="text">
      <style:text-properties fo:color="#000000" style:font-name-asian="NSimSun" style:font-size-asian="18pt" style:language-asian="zh" style:country-asian="CN" style:font-style-asian="normal" style:font-weight-asian="normal"/>
    </style:style>
    <style:style style:name="T29" style:family="text">
      <style:text-properties fo:color="#000000" style:font-name="NSimSun" fo:font-size="12pt" fo:language="zh" fo:country="CN" fo:font-style="normal" fo:font-weight="normal"/>
    </style:style>
    <style:style style:name="T30" style:family="text">
      <style:text-properties fo:color="#000000" style:font-name="NSimSun" fo:font-size="12pt" fo:font-style="normal" fo:font-weight="normal"/>
    </style:style>
    <style:style style:name="T31" style:family="text">
      <style:text-properties fo:color="#000000" style:font-name="NSimSun" fo:font-size="18pt" fo:language="zh" fo:country="CN" fo:font-style="normal" fo:font-weight="normal"/>
    </style:style>
    <style:style style:name="T32" style:family="text">
      <style:text-properties fo:color="#000000" style:font-name="NSimSun" fo:font-size="18pt" fo:font-style="normal" fo:font-weight="normal"/>
    </style:style>
    <style:style style:name="T33" style:family="text">
      <style:text-properties fo:color="#000000" style:font-name="굴림" fo:font-size="18pt" fo:language="zh" fo:country="CN" fo:font-style="normal" fo:font-weight="normal"/>
    </style:style>
    <style:style style:name="T34" style:family="text">
      <style:text-properties fo:color="#000000" style:font-name="굴림" fo:font-size="12pt" fo:language="zh" fo:country="CN" fo:font-style="normal" fo:font-weight="normal"/>
    </style:style>
    <style:style style:name="T35" style:family="text">
      <style:text-properties fo:color="#000000" style:language-asian="zh" style:country-asian="CN" style:font-style-asian="normal"/>
    </style:style>
    <style:style style:name="T36" style:family="text">
      <style:text-properties fo:color="#000000" style:language-asian="zh" style:country-asian="CN" style:font-style-asian="normal" style:font-weight-asian="normal"/>
    </style:style>
    <style:style style:name="T37" style:family="text">
      <style:text-properties fo:color="#000000" fo:language="zh" fo:country="CN" fo:font-style="normal"/>
    </style:style>
    <style:style style:name="T38" style:family="text">
      <style:text-properties fo:color="#000000" fo:language="zh" fo:country="CN" fo:font-style="normal" fo:font-weight="normal"/>
    </style:style>
    <style:style style:name="T39" style:family="text">
      <style:text-properties fo:color="#6600ff" style:font-name-asian="NSimSun" style:font-size-asian="18pt" style:language-asian="zh" style:country-asian="CN" style:font-style-asian="normal" style:font-weight-asian="normal"/>
    </style:style>
    <style:style style:name="T40" style:family="text">
      <style:text-properties fo:color="#6600ff" style:font-name="굴림" fo:font-size="18pt" fo:language="zh" fo:country="CN" fo:font-style="normal" fo:font-weight="normal"/>
    </style:style>
    <style:style style:name="T41" style:family="text">
      <style:text-properties fo:color="#6600ff" style:font-size-asian="18pt" style:language-asian="zh" style:country-asian="CN" style:font-style-asian="normal" style:font-weight-asian="normal"/>
    </style:style>
    <style:style style:name="T42" style:family="text">
      <style:text-properties fo:color="#6600ff" fo:font-size="18pt" fo:language="zh" fo:country="CN" fo:font-style="normal" fo:font-weight="normal"/>
    </style:style>
    <style:style style:name="T43" style:family="text">
      <style:text-properties fo:color="#6600ff" style:language-asian="zh" style:country-asian="CN" style:font-style-asian="normal"/>
    </style:style>
    <style:style style:name="T44" style:family="text">
      <style:text-properties fo:color="#6600ff" style:language-asian="zh" style:country-asian="CN" style:font-style-asian="normal" style:font-weight-asian="normal"/>
    </style:style>
    <style:style style:name="T45" style:family="text">
      <style:text-properties fo:color="#6600ff" fo:language="zh" fo:country="CN" fo:font-style="normal"/>
    </style:style>
    <style:style style:name="T46" style:family="text">
      <style:text-properties fo:color="#6600ff" fo:language="zh" fo:country="CN" fo:font-style="normal" fo:font-weight="normal"/>
    </style:style>
    <style:style style:name="T47" style:family="text">
      <style:text-properties fo:font-variant="normal" fo:text-transform="none" fo:color="#000000" fo:font-size="12pt" fo:letter-spacing="normal" fo:font-style="normal" fo:font-weight="normal"/>
    </style:style>
    <style:style style:name="T48" style:family="text">
      <style:text-properties fo:font-variant="normal" fo:text-transform="none" fo:color="#000000" fo:font-size="12pt" fo:letter-spacing="normal" fo:font-style="normal" fo:font-weight="bold"/>
    </style:style>
    <style:style style:name="T49" style:family="text">
      <style:text-properties fo:font-variant="normal" fo:text-transform="none" fo:color="#000000" fo:font-size="18pt" fo:letter-spacing="normal" fo:font-style="normal" fo:font-weight="normal"/>
    </style:style>
    <style:style style:name="T50" style:family="text">
      <style:text-properties fo:font-variant="normal" fo:text-transform="none" fo:color="#000000" fo:font-size="18pt" fo:letter-spacing="normal" fo:font-style="normal" fo:font-weight="bold"/>
    </style:style>
    <style:style style:name="T51" style:family="text">
      <style:text-properties fo:font-variant="normal" fo:text-transform="none" fo:color="#000000" fo:letter-spacing="normal" style:font-size-asian="18pt" style:font-style-asian="normal" style:font-weight-asian="bold"/>
    </style:style>
    <style:style style:name="T52" style:family="text">
      <style:text-properties fo:font-variant="normal" fo:text-transform="none" fo:color="#000000" fo:letter-spacing="normal" style:font-size-asian="18pt" style:font-style-asian="normal" style:font-weight-asian="normal"/>
    </style:style>
    <style:style style:name="T53" style:family="text">
      <style:text-properties fo:font-variant="normal" fo:text-transform="none" fo:color="#000000" fo:letter-spacing="normal" style:font-style-asian="normal"/>
    </style:style>
    <style:style style:name="T54" style:family="text">
      <style:text-properties fo:font-variant="normal" fo:text-transform="none" fo:color="#000000" fo:letter-spacing="normal" style:font-style-asian="normal" style:font-weight-asian="normal"/>
    </style:style>
    <style:style style:name="T55" style:family="text">
      <style:text-properties fo:font-variant="normal" fo:text-transform="none" fo:color="#000000" fo:letter-spacing="normal" style:font-style-asian="normal" style:font-weight-asian="bold"/>
    </style:style>
    <style:style style:name="T56" style:family="text">
      <style:text-properties fo:font-variant="normal" fo:text-transform="none" fo:color="#000000" fo:letter-spacing="normal" style:font-size-asian="12pt" style:font-style-asian="normal" style:font-weight-asian="normal"/>
    </style:style>
    <style:style style:name="T57" style:family="text">
      <style:text-properties fo:font-variant="normal" fo:text-transform="none" fo:color="#000000" fo:letter-spacing="normal" fo:font-style="normal"/>
    </style:style>
    <style:style style:name="T58" style:family="text">
      <style:text-properties fo:font-variant="normal" fo:text-transform="none" fo:color="#000000" fo:letter-spacing="normal" fo:font-style="normal" fo:font-weight="normal"/>
    </style:style>
    <style:style style:name="T59" style:family="text">
      <style:text-properties fo:font-variant="normal" fo:text-transform="none" fo:color="#000000" fo:letter-spacing="normal" fo:font-style="normal" fo:font-weight="bold"/>
    </style:style>
    <style:style style:name="T60" style:family="text">
      <style:text-properties fo:font-variant="normal" fo:text-transform="none" fo:color="#000000" fo:letter-spacing="normal" style:font-size-asian="24pt" style:font-style-asian="normal" style:font-weight-asian="bold"/>
    </style:style>
    <style:style style:name="T61" style:family="text">
      <style:text-properties fo:font-variant="normal" fo:text-transform="none" fo:color="#000000" style:font-name="맑은 고딕" fo:font-size="12pt" fo:letter-spacing="normal" fo:font-style="normal" fo:font-weight="normal" style:font-name-asian="맑은 고딕"/>
    </style:style>
    <style:style style:name="T62" style:family="text">
      <style:text-properties fo:font-variant="normal" fo:text-transform="none" fo:color="#000000" style:font-name="맑은 고딕" fo:letter-spacing="normal" style:font-name-asian="맑은 고딕" style:font-size-asian="18pt" style:font-style-asian="normal" style:font-weight-asian="bold"/>
    </style:style>
    <style:style style:name="T63" style:family="text">
      <style:text-properties fo:font-variant="normal" fo:text-transform="none" fo:color="#000000" style:font-name="맑은 고딕" fo:letter-spacing="normal" style:font-name-asian="맑은 고딕" style:font-size-asian="18pt" style:font-style-asian="normal" style:font-weight-asian="normal"/>
    </style:style>
    <style:style style:name="T64" style:family="text">
      <style:text-properties fo:font-variant="normal" fo:text-transform="none" fo:color="#000000" style:font-name="맑은 고딕" fo:letter-spacing="normal" style:font-name-asian="맑은 고딕" style:font-size-asian="12pt" style:font-style-asian="normal" style:font-weight-asian="normal"/>
    </style:style>
    <style:style style:name="T65" style:family="text">
      <style:text-properties fo:font-variant="normal" fo:text-transform="none" fo:color="#000000" style:font-name="맑은 고딕" fo:letter-spacing="normal" style:font-name-asian="맑은 고딕" style:font-style-asian="normal" style:font-weight-asian="normal"/>
    </style:style>
    <style:style style:name="T66" style:family="text">
      <style:text-properties fo:font-variant="normal" fo:text-transform="none" fo:color="#000000" style:font-name="맑은 고딕" fo:letter-spacing="normal" style:font-name-asian="맑은 고딕" style:font-style-asian="normal" style:font-weight-asian="bold"/>
    </style:style>
    <style:style style:name="T67" style:family="text">
      <style:text-properties fo:font-variant="normal" fo:text-transform="none" fo:color="#000000" style:font-name="맑은 고딕" fo:letter-spacing="normal" style:font-name-asian="맑은 고딕" style:font-size-asian="24pt" style:font-style-asian="normal" style:font-weight-asian="bold"/>
    </style:style>
    <style:style style:name="T68" style:family="text">
      <style:text-properties fo:font-variant="normal" fo:text-transform="none" fo:color="#000000" style:font-name="맑은 고딕" fo:letter-spacing="normal" fo:font-style="normal" fo:font-weight="normal" style:font-name-asian="맑은 고딕"/>
    </style:style>
    <style:style style:name="T69" style:family="text">
      <style:text-properties fo:font-variant="normal" fo:text-transform="none" fo:color="#000000" style:font-name="맑은 고딕" fo:letter-spacing="normal" fo:font-style="normal" fo:font-weight="bold" style:font-name-asian="맑은 고딕"/>
    </style:style>
    <style:style style:name="T70" style:family="text">
      <style:text-properties fo:font-variant="normal" fo:text-transform="none" fo:color="#000000" style:font-name="맑은 고딕" fo:font-size="18pt" fo:letter-spacing="normal" fo:font-style="normal" fo:font-weight="bold" style:font-name-asian="맑은 고딕"/>
    </style:style>
    <style:style style:name="T71" style:family="text">
      <style:text-properties fo:font-variant="normal" fo:text-transform="none" fo:color="#000000" style:font-name="맑은 고딕" fo:font-size="18pt" fo:letter-spacing="normal" fo:font-style="normal" fo:font-weight="normal" style:font-name-asian="맑은 고딕"/>
    </style:style>
    <style:style style:name="T72" style:family="text">
      <style:text-properties fo:font-variant="normal" fo:text-transform="none" fo:color="#000000" style:font-name="맑은 고딕" fo:font-size="15pt" fo:letter-spacing="normal" fo:font-style="normal" fo:font-weight="normal" style:font-name-asian="맑은 고딕" style:font-size-asian="15pt" style:font-size-complex="15pt"/>
    </style:style>
    <style:style style:name="T73" style:family="text">
      <style:text-properties fo:font-variant="normal" fo:text-transform="none" fo:color="#000000" style:font-name="맑은 고딕" fo:font-size="15pt" fo:letter-spacing="normal" fo:font-style="normal" fo:font-weight="bold" style:font-name-asian="맑은 고딕" style:font-size-asian="15pt" style:font-size-complex="15pt"/>
    </style:style>
    <style:style style:name="T74" style:family="text">
      <style:text-properties fo:font-variant="normal" fo:text-transform="none" fo:color="#000000" style:font-name="맑은 고딕" fo:font-size="15pt" fo:letter-spacing="normal" style:font-name-asian="맑은 고딕" style:font-size-asian="15pt" style:font-style-asian="normal" style:font-weight-asian="bold" style:font-size-complex="15pt"/>
    </style:style>
    <style:style style:name="T75" style:family="text">
      <style:text-properties fo:font-variant="normal" fo:text-transform="none" fo:color="#000000" style:font-name="맑은 고딕" fo:font-size="15pt" fo:letter-spacing="normal" style:font-name-asian="맑은 고딕" style:font-size-asian="15pt" style:font-style-asian="normal" style:font-weight-asian="normal" style:font-size-complex="15pt"/>
    </style:style>
    <style:style style:name="T76" style:family="text">
      <style:text-properties fo:font-variant="normal" fo:text-transform="none" fo:color="#000000" style:font-name="맑은 고딕" fo:font-size="20pt" fo:letter-spacing="normal" fo:font-style="normal" fo:font-weight="normal" style:font-name-asian="맑은 고딕" style:font-size-asian="20pt" style:font-size-complex="20pt"/>
    </style:style>
    <style:style style:name="T77" style:family="text">
      <style:text-properties fo:font-variant="normal" fo:text-transform="none" fo:color="#000000" style:font-name="맑은 고딕" fo:font-size="20pt" fo:letter-spacing="normal" fo:font-style="normal" fo:font-weight="bold" style:font-name-asian="맑은 고딕" style:font-size-asian="20pt" style:font-size-complex="20pt"/>
    </style:style>
    <style:style style:name="T78" style:family="text">
      <style:text-properties fo:font-variant="normal" fo:text-transform="none" fo:color="#000000" style:font-name="맑은 고딕" fo:font-size="20pt" fo:letter-spacing="normal" fo:font-style="normal" fo:font-weight="bold" style:font-name-asian="맑은 고딕" style:font-size-asian="20pt" style:font-weight-asian="bold" style:font-size-complex="20pt" style:font-weight-complex="bold"/>
    </style:style>
    <style:style style:name="T79" style:family="text">
      <style:text-properties fo:font-variant="normal" fo:text-transform="none" fo:color="#000000" style:font-name="맑은 고딕" fo:font-size="20pt" fo:letter-spacing="normal" fo:font-style="normal" style:font-name-asian="맑은 고딕" style:font-size-asian="20pt" style:font-size-complex="20pt"/>
    </style:style>
    <style:style style:name="T80" style:family="text">
      <style:text-properties fo:font-variant="normal" fo:text-transform="none" fo:color="#000000" style:font-name="맑은 고딕" fo:font-size="20pt" fo:letter-spacing="normal" style:font-name-asian="맑은 고딕" style:font-size-asian="20pt" style:font-style-asian="normal" style:font-weight-asian="bold" style:font-size-complex="20pt"/>
    </style:style>
    <style:style style:name="T81" style:family="text">
      <style:text-properties fo:font-variant="normal" fo:text-transform="none" fo:color="#000000" style:font-name="맑은 고딕" fo:font-size="20pt" fo:letter-spacing="normal" style:font-name-asian="맑은 고딕" style:font-size-asian="20pt" style:font-style-asian="normal" style:font-weight-asian="normal" style:font-size-complex="20pt"/>
    </style:style>
    <style:style style:name="T82" style:family="text">
      <style:text-properties fo:font-variant="normal" fo:text-transform="none" fo:color="#000000" style:font-name="맑은 고딕" fo:font-size="20pt" fo:letter-spacing="normal" style:font-name-asian="맑은 고딕" style:font-size-asian="20pt" style:font-style-asian="normal" style:font-size-complex="20pt"/>
    </style:style>
    <style:style style:name="T83" style:family="text">
      <style:text-properties fo:font-variant="normal" fo:text-transform="none" fo:color="#000000" style:font-name="맑은 고딕" fo:font-size="20pt" fo:letter-spacing="normal" fo:font-weight="bold" style:font-name-asian="맑은 고딕" style:font-size-asian="20pt" style:font-style-asian="normal" style:font-weight-asian="bold" style:font-size-complex="20pt" style:font-weight-complex="bold"/>
    </style:style>
    <style:style style:name="T84" style:family="text">
      <style:text-properties fo:font-variant="normal" fo:text-transform="none" fo:color="#ff0000" fo:letter-spacing="normal" style:font-size-asian="24pt" style:font-style-asian="normal" style:font-weight-asian="bold"/>
    </style:style>
    <style:style style:name="T85" style:family="text">
      <style:text-properties fo:font-variant="normal" fo:text-transform="none" fo:color="#ff0000" fo:letter-spacing="normal" style:font-size-asian="18pt" style:font-style-asian="normal" style:font-weight-asian="bold"/>
    </style:style>
    <style:style style:name="T86" style:family="text">
      <style:text-properties fo:font-variant="normal" fo:text-transform="none" fo:color="#ff0000" fo:letter-spacing="normal" style:font-size-asian="12pt" style:font-style-asian="normal" style:font-weight-asian="normal"/>
    </style:style>
    <style:style style:name="T87" style:family="text">
      <style:text-properties fo:font-variant="normal" fo:text-transform="none" fo:color="#ff0000" fo:letter-spacing="normal" style:font-style-asian="normal"/>
    </style:style>
    <style:style style:name="T88" style:family="text">
      <style:text-properties fo:font-variant="normal" fo:text-transform="none" fo:color="#ff0000" fo:letter-spacing="normal" style:font-style-asian="normal" style:font-weight-asian="bold"/>
    </style:style>
    <style:style style:name="T89" style:family="text">
      <style:text-properties fo:font-variant="normal" fo:text-transform="none" fo:color="#ff0000" style:font-name="맑은 고딕" fo:letter-spacing="normal" style:font-name-asian="맑은 고딕" style:font-size-asian="24pt" style:font-style-asian="normal" style:font-weight-asian="bold"/>
    </style:style>
    <style:style style:name="T90" style:family="text">
      <style:text-properties fo:font-variant="normal" fo:text-transform="none" fo:color="#ff0000" style:font-name="맑은 고딕" fo:letter-spacing="normal" style:font-name-asian="맑은 고딕" style:font-size-asian="18pt" style:font-style-asian="normal" style:font-weight-asian="bold"/>
    </style:style>
    <style:style style:name="T91" style:family="text">
      <style:text-properties fo:font-variant="normal" fo:text-transform="none" fo:color="#ff0000" style:font-name="맑은 고딕" fo:letter-spacing="normal" style:font-name-asian="맑은 고딕" style:font-size-asian="12pt" style:font-style-asian="normal" style:font-weight-asian="normal"/>
    </style:style>
    <style:style style:name="T92" style:family="text">
      <style:text-properties fo:font-variant="normal" fo:text-transform="none" fo:color="#ff0000" style:font-name="맑은 고딕" fo:letter-spacing="normal" style:font-name-asian="맑은 고딕" style:font-style-asian="normal" style:font-weight-asian="bold"/>
    </style:style>
    <style:style style:name="T93" style:family="text">
      <style:text-properties fo:font-variant="normal" fo:text-transform="none" fo:color="#ff0000" style:font-name="맑은 고딕" fo:letter-spacing="normal" style:font-name-asian="맑은 고딕" style:font-style-asian="normal" style:font-weight-asian="normal"/>
    </style:style>
    <style:style style:name="T94" style:family="text">
      <style:text-properties fo:font-variant="normal" fo:text-transform="none" fo:color="#ff0000" style:font-name="맑은 고딕" fo:font-size="15pt" fo:letter-spacing="normal" style:font-name-asian="맑은 고딕" style:font-size-asian="15pt" style:font-style-asian="normal" style:font-weight-asian="bold" style:font-size-complex="15pt"/>
    </style:style>
    <style:style style:name="T95" style:family="text">
      <style:text-properties fo:font-variant="normal" fo:text-transform="none" fo:color="#ff0000" style:font-name="맑은 고딕" fo:font-size="15pt" fo:letter-spacing="normal" style:font-name-asian="맑은 고딕" style:font-size-asian="15pt" style:font-style-asian="normal" style:font-weight-asian="normal" style:font-size-complex="15pt"/>
    </style:style>
    <style:style style:name="T96" style:family="text">
      <style:text-properties fo:font-variant="normal" fo:text-transform="none" fo:color="#ff0000" style:font-name="맑은 고딕" fo:font-size="20pt" fo:letter-spacing="normal" style:font-name-asian="맑은 고딕" style:font-size-asian="20pt" style:font-style-asian="normal" style:font-weight-asian="bold" style:font-size-complex="20pt"/>
    </style:style>
    <style:style style:name="T97" style:family="text">
      <style:text-properties fo:font-variant="normal" fo:text-transform="none" fo:color="#ff0000" style:font-name="맑은 고딕" fo:font-size="20pt" fo:letter-spacing="normal" style:font-name-asian="맑은 고딕" style:font-size-asian="20pt" style:font-style-asian="normal" style:font-weight-asian="normal" style:font-size-complex="20pt"/>
    </style:style>
    <style:style style:name="T98" style:family="text">
      <style:text-properties fo:font-variant="normal" fo:text-transform="none" fo:color="#ff0000" style:font-name="맑은 고딕" fo:font-size="20pt" fo:letter-spacing="normal" style:font-name-asian="맑은 고딕" style:font-size-asian="20pt" style:font-style-asian="normal" style:font-size-complex="20pt"/>
    </style:style>
    <style:style style:name="T99" style:family="text">
      <style:text-properties fo:font-variant="normal" fo:text-transform="none" fo:color="#ff0000" style:font-name="맑은 고딕" fo:font-size="20pt" fo:letter-spacing="normal" fo:font-weight="bold" style:font-name-asian="맑은 고딕" style:font-size-asian="20pt" style:font-style-asian="normal" style:font-weight-asian="bold" style:font-size-complex="20pt" style:font-weight-complex="bold"/>
    </style:style>
    <style:style style:name="T100" style:family="text">
      <style:text-properties fo:font-variant="normal" fo:text-transform="none" fo:color="#ff007f" fo:letter-spacing="normal" style:font-size-asian="18pt" style:font-style-asian="normal" style:font-weight-asian="normal"/>
    </style:style>
    <style:style style:name="T101" style:family="text">
      <style:text-properties fo:font-variant="normal" fo:text-transform="none" fo:color="#ff007f" style:font-name="맑은 고딕" fo:letter-spacing="normal" style:font-name-asian="맑은 고딕" style:font-size-asian="18pt" style:font-style-asian="normal" style:font-weight-asian="normal"/>
    </style:style>
    <style:style style:name="T102" style:family="text">
      <style:text-properties fo:font-variant="normal" fo:text-transform="none" fo:color="#ff007f" style:font-name="맑은 고딕" fo:letter-spacing="normal" style:font-name-asian="맑은 고딕" style:font-style-asian="normal" style:font-weight-asian="normal"/>
    </style:style>
    <style:style style:name="T103" style:family="text">
      <style:text-properties fo:font-variant="normal" fo:text-transform="none" fo:color="#ff007f" style:font-name="맑은 고딕" fo:font-size="15pt" fo:letter-spacing="normal" style:font-name-asian="맑은 고딕" style:font-size-asian="15pt" style:font-style-asian="normal" style:font-weight-asian="normal" style:font-size-complex="15pt"/>
    </style:style>
    <style:style style:name="T104" style:family="text">
      <style:text-properties fo:font-variant="normal" fo:text-transform="none" fo:color="#ff007f" style:font-name="맑은 고딕" fo:font-size="20pt" fo:letter-spacing="normal" style:font-name-asian="맑은 고딕" style:font-size-asian="20pt" style:font-style-asian="normal" style:font-weight-asian="normal" style:font-size-complex="20pt"/>
    </style:style>
    <style:style style:name="T105" style:family="text">
      <style:text-properties fo:font-variant="normal" fo:text-transform="none" fo:color="#ff007f" style:font-name="맑은 고딕" fo:font-size="20pt" fo:letter-spacing="normal" style:font-name-asian="맑은 고딕" style:font-size-asian="20pt" style:font-style-asian="normal" style:font-size-complex="20pt"/>
    </style:style>
    <style:style style:name="T106" style:family="text">
      <style:text-properties fo:font-variant="normal" fo:text-transform="none" fo:color="#ff007f" style:font-name="맑은 고딕" fo:font-size="20pt" fo:letter-spacing="normal" fo:font-weight="bold" style:font-name-asian="맑은 고딕" style:font-size-asian="20pt" style:font-style-asian="normal" style:font-weight-asian="bold" style:font-size-complex="20pt" style:font-weight-complex="bold"/>
    </style:style>
    <style:style style:name="T107" style:family="text">
      <style:text-properties fo:font-variant="normal" fo:text-transform="none" fo:font-size="12pt" fo:font-style="normal" fo:font-weight="bold"/>
    </style:style>
    <style:style style:name="T108" style:family="text">
      <style:text-properties fo:font-variant="normal" fo:text-transform="none" style:font-size-asian="12pt" style:font-style-asian="normal" style:font-weight-asian="bold"/>
    </style:style>
    <style:style style:name="T109" style:family="text">
      <style:text-properties fo:font-variant="normal" fo:text-transform="none" fo:font-size="10pt" fo:font-style="normal" fo:font-weight="normal"/>
    </style:style>
    <style:style style:name="T110" style:family="text">
      <style:text-properties fo:font-variant="normal" fo:text-transform="none" style:font-size-asian="10pt" style:font-style-asian="normal" style:font-weight-asian="normal"/>
    </style:style>
    <style:style style:name="T111" style:family="text">
      <style:text-properties fo:font-variant="normal" fo:text-transform="none" fo:font-style="normal"/>
    </style:style>
    <style:style style:name="T112" style:family="text">
      <style:text-properties fo:font-variant="normal" fo:text-transform="none" fo:font-style="normal" fo:font-weight="bold"/>
    </style:style>
    <style:style style:name="T113" style:family="text">
      <style:text-properties fo:font-variant="normal" fo:text-transform="none" fo:font-style="normal" fo:font-weight="normal"/>
    </style:style>
    <style:style style:name="T114" style:family="text">
      <style:text-properties fo:font-variant="normal" fo:text-transform="none" style:font-style-asian="normal"/>
    </style:style>
    <style:style style:name="T115" style:family="text">
      <style:text-properties fo:font-variant="normal" fo:text-transform="none" style:font-style-asian="normal" style:font-weight-asian="bold"/>
    </style:style>
    <style:style style:name="T116" style:family="text">
      <style:text-properties fo:font-variant="normal" fo:text-transform="none" style:font-style-asian="normal" style:font-weight-asian="normal"/>
    </style:style>
    <style:style style:name="T117" style:family="text">
      <style:text-properties fo:color="#ff0000" style:font-size-asian="18pt" style:font-style-asian="normal" style:font-weight-asian="bold"/>
    </style:style>
    <style:style style:name="T118" style:family="text">
      <style:text-properties fo:color="#ff0000" style:font-style-asian="normal"/>
    </style:style>
    <style:style style:name="T119" style:family="text">
      <style:text-properties fo:color="#ff0000" style:font-style-asian="normal" style:font-weight-asian="bold"/>
    </style:style>
    <style:style style:name="T120" style:family="text">
      <style:text-properties fo:font-size="10pt" fo:font-style="normal" fo:font-weight="normal"/>
    </style:style>
    <style:style style:name="T121" style:family="text">
      <style:text-properties style:font-size-asian="10pt" style:font-style-asian="normal" style:font-weight-asian="normal"/>
    </style:style>
    <style:style style:name="T122" style:family="text">
      <style:text-properties style:font-name="gulim" fo:font-size="12pt" fo:font-style="normal" fo:font-weight="normal"/>
    </style:style>
    <style:style style:name="T123" style:family="text">
      <style:text-properties style:font-name="gulim" fo:font-size="18pt" fo:font-style="normal" fo:font-weight="normal"/>
    </style:style>
    <style:style style:name="T124" style:family="text">
      <style:text-properties style:font-name="gulim" fo:font-size="24pt" fo:font-style="normal" fo:font-weight="normal"/>
    </style:style>
    <style:style style:name="T125" style:family="text">
      <style:text-properties style:font-name="NSimSun" fo:font-size="12pt" fo:font-style="normal" fo:font-weight="normal"/>
    </style:style>
    <style:style style:name="T126" style:family="text">
      <style:text-properties style:font-name="NSimSun" fo:font-size="24pt" fo:font-style="normal" fo:font-weight="normal"/>
    </style:style>
    <style:style style:name="T127" style:family="text">
      <style:text-properties style:font-name="NSimSun" fo:font-size="18pt" fo:font-style="normal" fo:font-weight="normal"/>
    </style:style>
    <style:style style:name="T128" style:family="text">
      <style:text-properties style:font-name-asian="NSimSun" style:font-size-asian="18pt" style:language-asian="zh" style:country-asian="CN" style:font-style-asian="normal" style:font-weight-asian="normal"/>
    </style:style>
    <style:style style:name="T129" style:family="text">
      <style:text-properties style:font-name-asian="gulim" style:font-size-asian="12pt" style:font-style-asian="normal" style:font-weight-asian="normal"/>
    </style:style>
    <style:style style:name="T130" style:family="text">
      <style:text-properties style:font-name-asian="gulim" style:font-size-asian="24pt" style:font-style-asian="normal" style:font-weight-asian="normal"/>
    </style:style>
    <style:style style:name="T131" style:family="text">
      <style:text-properties style:font-name-asian="gulim" style:font-size-asian="18pt" style:font-style-asian="normal" style:font-weight-asian="normal"/>
    </style:style>
    <style:style style:name="T132" style:family="text">
      <style:text-properties style:font-name="굴림" fo:font-size="12pt" fo:language="zh" fo:country="CN" fo:font-style="normal" fo:font-weight="normal"/>
    </style:style>
    <style:style style:name="T133" style:family="text">
      <style:text-properties style:font-name="굴림" fo:font-size="18pt" fo:language="zh" fo:country="CN" fo:font-style="normal" fo:font-weight="normal"/>
    </style:style>
    <style:style style:name="T134" style:family="text">
      <style:text-properties style:font-size-asian="24pt" style:font-style-asian="normal" style:font-weight-asian="normal"/>
    </style:style>
    <style:style style:name="T135" style:family="text">
      <style:text-properties fo:font-size="18pt" fo:font-style="normal" fo:font-weight="normal"/>
    </style:style>
    <style:style style:name="T136" style:family="text">
      <style:text-properties fo:font-size="18pt" fo:language="zh" fo:country="CN" fo:font-style="normal" fo:font-weight="normal"/>
    </style:style>
    <style:style style:name="T137" style:family="text">
      <style:text-properties fo:font-size="24pt" fo:font-style="normal" fo:font-weight="normal"/>
    </style:style>
    <style:style style:name="T138" style:family="text">
      <style:text-properties style:font-size-asian="18pt" style:font-style-asian="normal" style:font-weight-asian="normal"/>
    </style:style>
    <style:style style:name="T139" style:family="text">
      <style:text-properties style:font-size-asian="18pt" style:language-asian="zh" style:country-asian="CN" style:font-style-asian="normal" style:font-weight-asian="normal"/>
    </style:style>
    <style:style style:name="T140" style:family="text">
      <style:text-properties fo:font-style="normal"/>
    </style:style>
    <style:style style:name="T141" style:family="text">
      <style:text-properties fo:font-style="normal" fo:font-weight="bold"/>
    </style:style>
    <style:style style:name="T142" style:family="text">
      <style:text-properties fo:font-style="normal" fo:font-weight="normal"/>
    </style:style>
    <style:style style:name="T143" style:family="text">
      <style:text-properties style:font-style-asian="normal"/>
    </style:style>
    <style:style style:name="T144" style:family="text">
      <style:text-properties style:font-style-asian="normal" style:font-weight-asian="bold"/>
    </style:style>
    <style:style style:name="T145" style:family="text">
      <style:text-properties style:font-style-asian="normal" style:font-weight-asian="normal"/>
    </style:style>
    <style:style style:name="T146" style:family="text">
      <style:text-properties style:language-asian="zh" style:country-asian="CN" style:font-style-asian="normal"/>
    </style:style>
    <style:style style:name="T147" style:family="text">
      <style:text-properties style:language-asian="zh" style:country-asian="CN" style:font-style-asian="normal" style:font-weight-asian="normal"/>
    </style:style>
    <style:style style:name="T148" style:family="text">
      <style:text-properties fo:language="zh" fo:country="CN" fo:font-style="normal"/>
    </style:style>
    <style:style style:name="T149" style:family="text">
      <style:text-properties fo:language="zh" fo:country="CN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40">* 1-100</text:span><text:span text:style-name="T143">자 까지</text:span></text:p>
      <text:p text:style-name="P2"><text:span text:style-name="T78">10.  </text:span><text:span text:style-name="T83">這</text:span><text:span text:style-name="T78">(</text:span><text:span text:style-name="T99">这</text:span><text:span text:style-name="T78">)  (</text:span><text:span text:style-name="Strong_20_Emphasis"><text:span text:style-name="T106">이</text:span></text:span><text:span text:style-name="Strong_20_Emphasis"><text:span text:style-name="T83"> 저</text:span></text:span><text:span text:style-name="T78">)  </text:span><text:span text:style-name="Strong_20_Emphasis"><text:span text:style-name="T78">zhè</text:span></text:span></text:p>
      <text:p text:style-name="P2"><text:span text:style-name="T78">12.  </text:span><text:span text:style-name="T83">們</text:span><text:span text:style-name="T78">(</text:span><text:span text:style-name="T99">们</text:span><text:span text:style-name="T78">)  (</text:span><text:span text:style-name="Strong_20_Emphasis"><text:span text:style-name="T99">복수</text:span></text:span><text:span text:style-name="Strong_20_Emphasis"><text:span text:style-name="T83">접미사 문</text:span></text:span><text:span text:style-name="T78">)  </text:span><text:span text:style-name="Strong_20_Emphasis"><text:span text:style-name="T78">mėn</text:span></text:span></text:p>
      <text:p text:style-name="P2"><text:span text:style-name="T78">14.  </text:span><text:span text:style-name="T83">個</text:span><text:span text:style-name="T78">(</text:span><text:span text:style-name="T99">个</text:span><text:span text:style-name="T78">)  (</text:span><text:span text:style-name="Strong_20_Emphasis"><text:span text:style-name="T83">낱 개</text:span></text:span><text:span text:style-name="T78">)  </text:span><text:span text:style-name="Strong_20_Emphasis"><text:span text:style-name="T78">gě, gè</text:span></text:span></text:p>
      <text:p text:style-name="P2"><text:span text:style-name="Strong_20_Emphasis"><text:span text:style-name="T78">19.  </text:span></text:span><text:span text:style-name="Strong_20_Emphasis"><text:span text:style-name="T83">就  </text:span></text:span><text:span text:style-name="Strong_20_Emphasis"><text:span text:style-name="T78">(</text:span></text:span><text:span text:style-name="Strong_20_Emphasis"><text:span text:style-name="T83">이룰 취</text:span></text:span><text:span text:style-name="Strong_20_Emphasis"><text:span text:style-name="T78">)  jiù</text:span></text:span></text:p>
      <text:p text:style-name="P2"><text:span text:style-name="T78">20.  </text:span><text:span text:style-name="T83">你  </text:span><text:span text:style-name="T78">(</text:span><text:span text:style-name="Strong_20_Emphasis"><text:span text:style-name="T106">너</text:span></text:span><text:span text:style-name="Strong_20_Emphasis"><text:span text:style-name="T83"> 이</text:span></text:span><text:span text:style-name="T78">)  </text:span><text:span text:style-name="Strong_20_Emphasis"><text:span text:style-name="T78">nǐ</text:span></text:span></text:p>
      <text:p text:style-name="P2"><text:span text:style-name="T78">21.  </text:span><text:span text:style-name="T83">說</text:span><text:span text:style-name="T78">(</text:span><text:span text:style-name="T99">说</text:span><text:span text:style-name="T78">)  (</text:span><text:span text:style-name="Strong_20_Emphasis"><text:span text:style-name="T83">말씀 설</text:span></text:span><text:span text:style-name="T78">)  shuì, shuō, yuè</text:span></text:p>
      <text:p text:style-name="P2"><text:span text:style-name="T78">27.  </text:span><text:span text:style-name="T83">麽</text:span><text:span text:style-name="T78">(</text:span><text:span text:style-name="T99">么</text:span><text:span text:style-name="T78">)  (</text:span><text:span text:style-name="Strong_20_Emphasis"><text:span text:style-name="T106">어찌</text:span></text:span><text:span text:style-name="Strong_20_Emphasis"><text:span text:style-name="T83"> 마</text:span></text:span><text:span text:style-name="T78">)  m󰐁, m󰐄, mė, mó</text:span></text:p>
      <text:p text:style-name="P2"><text:span text:style-name="T78">31.  </text:span><text:span text:style-name="T83">那  </text:span><text:span text:style-name="T78">(</text:span><text:span text:style-name="Strong_20_Emphasis"><text:span text:style-name="T106">저것</text:span></text:span><text:span text:style-name="T83"> </text:span><text:span text:style-name="Strong_20_Emphasis"><text:span text:style-name="T83">나</text:span></text:span><text:span text:style-name="T78">)  n󰐀, n󰐂, n󰐃, n󰐂i</text:span></text:p>
      <text:p text:style-name="P12"><text:span text:style-name="T57">38.  </text:span><text:span text:style-name="T53">過</text:span><text:span text:style-name="T57">(</text:span><text:span text:style-name="T87">过</text:span><text:span text:style-name="T57">)  (</text:span><text:span text:style-name="T53">지날 과</text:span><text:span text:style-name="T57">)  guō, guò, gu󰐆</text:span></text:p>
      <text:p text:style-name="P2"><text:span text:style-name="T78">39.  </text:span><text:span text:style-name="T83">爲</text:span><text:span text:style-name="T78">(</text:span><text:span text:style-name="T99">为</text:span><text:span text:style-name="T78">)  (</text:span><text:span text:style-name="T83">위할 위</text:span><text:span text:style-name="T78">,</text:span><text:span text:style-name="T83">할 위</text:span><text:span text:style-name="T78">)  </text:span><text:span text:style-name="Strong_20_Emphasis"><text:span text:style-name="T78">wéi, wèi</text:span></text:span></text:p>
      <text:p text:style-name="P2"><text:span text:style-name="T78">45.  </text:span><text:span text:style-name="T83">還</text:span><text:span text:style-name="T78">(</text:span><text:span text:style-name="T99">还</text:span><text:span text:style-name="T78">)  (</text:span><text:span text:style-name="Strong_20_Emphasis"><text:span text:style-name="T83">아직 환</text:span></text:span><text:span text:style-name="T78">)  h󰐁i, (</text:span><text:span text:style-name="Strong_20_Emphasis"><text:span text:style-name="T83">돌려줄 환</text:span></text:span><text:span text:style-name="T78">) hu󰐁n</text:span></text:p>
      <text:p text:style-name="P12"><text:span text:style-name="T57">57.  </text:span><text:span text:style-name="T53">把  </text:span><text:span text:style-name="T57">(</text:span><text:span text:style-name="T53">목적어 파</text:span><text:span text:style-name="T57">)  b󰐂, (</text:span><text:span text:style-name="T53">잡을 파</text:span><text:span text:style-name="T57">)b󰐃</text:span></text:p>
      <text:p text:style-name="P2"><text:span text:style-name="T78">58.  </text:span><text:span text:style-name="T83">動</text:span><text:span text:style-name="T78">(</text:span><text:span text:style-name="T99">动</text:span><text:span text:style-name="T78">)  (</text:span><text:span text:style-name="Strong_20_Emphasis"><text:span text:style-name="T83">움직일 동</text:span></text:span><text:span text:style-name="T78">)  dòng</text:span></text:p>
      <text:p text:style-name="P12"><text:span text:style-name="T57">60.  </text:span><text:span text:style-name="T53">對</text:span><text:span text:style-name="T57">(</text:span><text:span text:style-name="T87">对</text:span><text:span text:style-name="T57">) (</text:span><text:span text:style-name="T53">대할 대</text:span><text:span text:style-name="T57">, </text:span><text:span text:style-name="T53">대답할 대</text:span><text:span text:style-name="T57">)  duì</text:span></text:p>
      <text:p text:style-name="P12"><text:span text:style-name="T57">64,  </text:span><text:span text:style-name="T53">發</text:span><text:span text:style-name="T57">(</text:span><text:span text:style-name="T87">发</text:span><text:span text:style-name="T57">)  (</text:span><text:span text:style-name="T53">두발 발</text:span><text:span text:style-name="T57">,</text:span><text:span text:style-name="T53">필 발</text:span><text:span text:style-name="T57">)  f󰐀</text:span></text:p>
      <text:p text:style-name="P2"><text:span text:style-name="T78">70.  </text:span><text:span text:style-name="T83">樣</text:span><text:span text:style-name="T78">(</text:span><text:span text:style-name="T99">样</text:span><text:span text:style-name="T78">)  (</text:span><text:span text:style-name="Strong_20_Emphasis"><text:span text:style-name="T83">모양 양</text:span></text:span><text:span text:style-name="T78">)  y󰐃ng</text:span></text:p>
      <text:p text:style-name="P6"><text:span text:style-name="T20">72.  </text:span><text:span text:style-name="T17">義</text:span><text:span text:style-name="T20">(</text:span><text:span text:style-name="T118">义</text:span><text:span text:style-name="T20">)  (</text:span><text:span text:style-name="T17">옳을 의</text:span><text:span text:style-name="T20">)  yì</text:span></text:p>
      <text:p text:style-name="P2"><text:span text:style-name="T78">74.  </text:span><text:span text:style-name="T83">她  </text:span><text:span text:style-name="T78">(</text:span><text:span text:style-name="Strong_20_Emphasis"><text:span text:style-name="T106">아가씨</text:span></text:span><text:span text:style-name="Strong_20_Emphasis"><text:span text:style-name="T83"> 저</text:span></text:span><text:span text:style-name="T78">)  t󰐀</text:span></text:p>
      <text:p text:style-name="P2"><text:span text:style-name="T78">75.  </text:span><text:span text:style-name="T83">頭</text:span><text:span text:style-name="T78">(</text:span><text:span text:style-name="T99">头</text:span><text:span text:style-name="T78">)  (</text:span><text:span text:style-name="Strong_20_Emphasis"><text:span text:style-name="T83">머리 두</text:span></text:span><text:span text:style-name="T78">)  </text:span><text:span text:style-name="Strong_20_Emphasis"><text:span text:style-name="T78">tóu, t󰐆u</text:span></text:span></text:p>
      <text:p text:style-name="P6"><text:span text:style-name="T20">76.  </text:span><text:span text:style-name="T17">經</text:span><text:span text:style-name="T20">(</text:span><text:span text:style-name="T118">经</text:span><text:span text:style-name="T20">)  (</text:span><text:span text:style-name="T17">지날 경</text:span><text:span text:style-name="T20">, </text:span><text:span text:style-name="T17">날 경</text:span><text:span text:style-name="T20">)  jīng, jìng</text:span></text:p>
      <text:p text:style-name="P6"><text:span text:style-name="T20">77.  </text:span><text:span text:style-name="T17">産</text:span><text:span text:style-name="T20">(</text:span><text:span text:style-name="T118">产</text:span><text:span text:style-name="T20">)  (</text:span><text:span text:style-name="T17">생산 산</text:span><text:span text:style-name="T20">, </text:span><text:span text:style-name="T17">낳을 산</text:span><text:span text:style-name="T20">)  ch󰐂n</text:span></text:p>
      <text:p text:style-name="P12"><text:span text:style-name="T57">81.  </text:span><text:span text:style-name="T53">進</text:span><text:span text:style-name="T57">(</text:span><text:span text:style-name="T87">进</text:span><text:span text:style-name="T57">)  (</text:span><text:span text:style-name="T53">나아갈 진</text:span><text:span text:style-name="T57">)  jìn</text:span></text:p>
      <text:p text:style-name="P12"><text:span text:style-name="T57">83.  </text:span><text:span text:style-name="T53">現</text:span><text:span text:style-name="T57">(</text:span><text:span text:style-name="T53">现</text:span><text:span text:style-name="T57">)  (</text:span><text:span text:style-name="T53">나타날 현</text:span><text:span text:style-name="T57">) xi󰐃n</text:span></text:p>
      <text:p text:style-name="P12"><text:span text:style-name="T57">86.  </text:span><text:span text:style-name="T53">種</text:span><text:span text:style-name="T57">(</text:span><text:span text:style-name="T87">种</text:span><text:span text:style-name="T57">) (</text:span><text:span text:style-name="T53">종류 종</text:span><text:span text:style-name="T57">) zhǒng, (</text:span><text:span text:style-name="T53">씨 종</text:span><text:span text:style-name="T57">) zhòng</text:span></text:p>
      <text:p text:style-name="P12"><text:span text:style-name="T57">89.  </text:span><text:span text:style-name="T53">從</text:span><text:span text:style-name="T57">(</text:span><text:span text:style-name="T87">从</text:span><text:span text:style-name="T57">)  (</text:span><text:span text:style-name="T53">부터 종</text:span><text:span text:style-name="T57">) cóng</text:span></text:p>
      <text:p text:style-name="P2"><text:span text:style-name="T78">92.  </text:span><text:span text:style-name="T83">些  </text:span><text:span text:style-name="T78">(</text:span><text:span text:style-name="Strong_20_Emphasis"><text:span text:style-name="T83">약간 사</text:span></text:span><text:span text:style-name="Strong_20_Emphasis"><text:span text:style-name="T78">, </text:span></text:span><text:span text:style-name="Strong_20_Emphasis"><text:span text:style-name="T83">적을 사</text:span></text:span><text:span text:style-name="T78">) </text:span><text:span text:style-name="Strong_20_Emphasis"><text:span text:style-name="T78">xiē, suò</text:span></text:span></text:p>
      <text:p text:style-name="P2"><text:soft-page-break/><text:span text:style-name="T78">94.  </text:span><text:span text:style-name="T83">開</text:span><text:span text:style-name="T78">(</text:span><text:span text:style-name="T99">开</text:span><text:span text:style-name="T78">)  (</text:span><text:span text:style-name="Strong_20_Emphasis"><text:span text:style-name="T83">열 개</text:span></text:span><text:span text:style-name="T78">) k󰐀i</text:span></text:p>
      <text:p text:style-name="P2"><text:span text:style-name="T78">96.  </text:span><text:span text:style-name="T83">很  </text:span><text:span text:style-name="T78">(</text:span><text:span text:style-name="Strong_20_Emphasis"><text:span text:style-name="T106">매우</text:span></text:span><text:span text:style-name="Strong_20_Emphasis"><text:span text:style-name="T83"> 흔</text:span></text:span><text:span text:style-name="T78">) </text:span><text:span text:style-name="Strong_20_Emphasis"><text:span text:style-name="T78">hěn</text:span></text:span></text:p>
      <text:p text:style-name="P3"/>
      <text:p text:style-name="P7"><text:span text:style-name="T24">严 </text:span><text:span text:style-name="T20">= </text:span><text:span text:style-name="T24">嚴</text:span><text:span text:style-name="T20">,            </text:span><text:span text:style-name="T24">听 </text:span><text:span text:style-name="T20">= </text:span><text:span text:style-name="T24">聽</text:span><text:span text:style-name="T20">,        </text:span><text:span text:style-name="T24">县 </text:span><text:span text:style-name="T20">= </text:span><text:span text:style-name="T24">縣</text:span><text:span text:style-name="T20">,          </text:span><text:span text:style-name="T24">适 </text:span><text:span text:style-name="T20">= </text:span><text:span text:style-name="T24">適</text:span><text:span text:style-name="T20">,</text:span></text:p>
      <text:p text:style-name="P8"> </text:p>
      <text:p text:style-name="P8"><text:span text:style-name="T143">划 </text:span><text:span text:style-name="T140">= </text:span><text:span text:style-name="T143">劃</text:span><text:span text:style-name="T140">,     </text:span><text:span text:style-name="T17">称 </text:span><text:span text:style-name="T20">= </text:span><text:span text:style-name="T17">稱</text:span><text:span text:style-name="T20">,              </text:span><text:span text:style-name="T143">习 </text:span><text:span text:style-name="T140">= </text:span><text:span text:style-name="T143">習</text:span><text:span text:style-name="T140">,          </text:span><text:span text:style-name="T143">书 </text:span><text:span text:style-name="T140">= </text:span><text:span text:style-name="T143">書</text:span><text:span text:style-name="T140">,</text:span></text:p>
      <text:p text:style-name="P8"> </text:p>
      <text:p text:style-name="P9"><text:span text:style-name="T143">构 </text:span><text:span text:style-name="T140">= </text:span><text:span text:style-name="T143">構</text:span><text:span text:style-name="T140">,       </text:span><text:span text:style-name="T35">备 </text:span><text:span text:style-name="T37">= </text:span><text:span text:style-name="T35">備</text:span><text:span text:style-name="T37">,              </text:span><text:span text:style-name="T35">儿 </text:span><text:span text:style-name="T37">= </text:span><text:span text:style-name="T35">兒</text:span><text:span text:style-name="T37">,          </text:span><text:span text:style-name="T35">办 </text:span><text:span text:style-name="T37">= </text:span><text:span text:style-name="T43">辦</text:span><text:span text:style-name="T45">,</text:span></text:p>
      <text:p text:style-name="P8"> </text:p>
      <text:p text:style-name="P8"> </text:p>
      <text:p text:style-name="P9"><text:span text:style-name="T146">历 </text:span><text:span text:style-name="T148">= </text:span><text:span text:style-name="T146">歷</text:span><text:span text:style-name="T148">; </text:span><text:span text:style-name="T146">曆</text:span><text:span text:style-name="T148">,        </text:span><text:span text:style-name="T146">亲 </text:span><text:span text:style-name="T148">= </text:span><text:span text:style-name="T146">親</text:span><text:span text:style-name="T148">,               </text:span><text:span text:style-name="T35">写 </text:span><text:span text:style-name="T37">= </text:span><text:span text:style-name="T35">寫</text:span><text:span text:style-name="T37">,           </text:span><text:span text:style-name="T146">养 </text:span><text:span text:style-name="T148">= </text:span><text:span text:style-name="T146">養</text:span><text:span text:style-name="T148">,</text:span></text:p>
      <text:p text:style-name="P10"><text:span text:style-name="T111">* 101-200</text:span><text:span text:style-name="T114">자 까지</text:span></text:p>
      <text:p text:style-name="P11"><text:span text:style-name="T111">101.  </text:span><text:span text:style-name="T114">見</text:span><text:span text:style-name="T111">(</text:span><text:span text:style-name="T114">见</text:span><text:span text:style-name="T111">)  (</text:span><text:span text:style-name="T114">볼 견</text:span><text:span text:style-name="T111">) ji󰐃n, xi󰐃n</text:span></text:p>
      <text:p text:style-name="P5"><text:span text:style-name="T140">109.  </text:span><text:span text:style-name="T143">實</text:span><text:span text:style-name="T140">(</text:span><text:span text:style-name="T143">实</text:span><text:span text:style-name="T140">)  (</text:span><text:span text:style-name="T143">사실 실</text:span><text:span text:style-name="T140">,</text:span><text:span text:style-name="T143">열매 실</text:span><text:span text:style-name="T140">) shí</text:span></text:p>
      <text:p text:style-name="P5"><text:span text:style-name="T140">110.  </text:span><text:span text:style-name="T143">當</text:span><text:span text:style-name="T140">(</text:span><text:span text:style-name="T143">当</text:span><text:span text:style-name="T140">)  (</text:span><text:span text:style-name="T143">마땅 당</text:span><text:span text:style-name="T140">,</text:span><text:span text:style-name="T143">당할 당</text:span><text:span text:style-name="T140">) d󰐀ng, d󰐃ng</text:span></text:p>
      <text:p text:style-name="P5"><text:span text:style-name="T140">113.  </text:span><text:span text:style-name="T143">它  </text:span><text:span text:style-name="T140">(</text:span><text:span text:style-name="T143">그것 타</text:span><text:span text:style-name="T140">,) t󰐀</text:span></text:p>
      <text:p text:style-name="P5"><text:span text:style-name="T140">114.  </text:span><text:span text:style-name="T143">給</text:span><text:span text:style-name="T140">(</text:span><text:span text:style-name="T143">给</text:span><text:span text:style-name="T140">)  (</text:span><text:span text:style-name="T143">줄 급</text:span><text:span text:style-name="T140">,) gěi, jǐ</text:span></text:p>
      <text:p text:style-name="P5"><text:span text:style-name="T140">124.  </text:span><text:span text:style-name="T143">幾</text:span><text:span text:style-name="T140">(</text:span><text:span text:style-name="T143">几</text:span><text:span text:style-name="T140">)  (</text:span><text:span text:style-name="T143">얼마 기</text:span><text:span text:style-name="T140">,) jī, jǐ</text:span></text:p>
      <text:p text:style-name="P5"><text:span text:style-name="T140">125.  </text:span><text:span text:style-name="T143">機</text:span><text:span text:style-name="T140">(</text:span><text:span text:style-name="T143">机</text:span><text:span text:style-name="T140">)  (</text:span><text:span text:style-name="T143">기계 기</text:span><text:span text:style-name="T140">,) jī</text:span></text:p>
      <text:p text:style-name="P5"><text:soft-page-break/><text:span text:style-name="T140">126.  </text:span><text:span text:style-name="T143">黨</text:span><text:span text:style-name="T140">(</text:span><text:span text:style-name="T143">党</text:span><text:span text:style-name="T140">)  (</text:span><text:span text:style-name="T143">정당 당</text:span><text:span text:style-name="T140">,) d󰐂ng</text:span></text:p>
      <text:p text:style-name="P5"><text:span text:style-name="T140">129.  </text:span><text:span text:style-name="T143">戰</text:span><text:span text:style-name="T140">(</text:span><text:span text:style-name="T143">战</text:span><text:span text:style-name="T140">)  (</text:span><text:span text:style-name="T143">싸울 전</text:span><text:span text:style-name="T140">) zh󰐃n</text:span></text:p>
      <text:p text:style-name="P5"><text:span text:style-name="T140">140.  </text:span><text:span text:style-name="T143">邊</text:span><text:span text:style-name="T140">(</text:span><text:span text:style-name="T143">边</text:span><text:span text:style-name="T140">)  (</text:span><text:span text:style-name="T143">변방 변</text:span><text:span text:style-name="T140">) bi󰐀n</text:span></text:p>
      <text:p text:style-name="P5"><text:span text:style-name="T140">147.  </text:span><text:span text:style-name="T143">候  </text:span><text:span text:style-name="T140">(</text:span><text:span text:style-name="T143">물을 후</text:span><text:span text:style-name="T140">) hóu, hòu</text:span></text:p>
      <text:p text:style-name="P5"><text:span text:style-name="T140">150.  </text:span><text:span text:style-name="T143">但  </text:span><text:span text:style-name="T140">(</text:span><text:span text:style-name="T143">다만 단</text:span><text:span text:style-name="T140">) d󰐃n</text:span></text:p>
      <text:p text:style-name="P5"><text:span text:style-name="T140">151. </text:span><text:span text:style-name="T143">呢  </text:span><text:span text:style-name="T140">(</text:span><text:span text:style-name="T143">어조사 니</text:span><text:span text:style-name="T140">) nė, ní</text:span></text:p>
      <text:p text:style-name="P5"><text:span text:style-name="T140">152.  </text:span><text:span text:style-name="T143">使  </text:span><text:span text:style-name="T140">(</text:span><text:span text:style-name="T143">하여금 사</text:span><text:span text:style-name="T140">) shǐ, shì</text:span></text:p>
      <text:p text:style-name="P5"><text:span text:style-name="T140">154.  </text:span><text:span text:style-name="T143">叫  </text:span><text:span text:style-name="T140">(</text:span><text:span text:style-name="T143">부를 규</text:span><text:span text:style-name="T140">) ji󰐃o</text:span></text:p>
      <text:p text:style-name="P5"><text:span text:style-name="T140">159.  </text:span><text:span text:style-name="T143">眞</text:span><text:span text:style-name="T140">(</text:span><text:span text:style-name="T143">真</text:span><text:span text:style-name="T140">)  (</text:span><text:span text:style-name="T143">참 진</text:span><text:span text:style-name="T140">) zhēn</text:span></text:p>
      <text:p text:style-name="P5"><text:span text:style-name="T140">161. </text:span><text:span text:style-name="T143">聽</text:span><text:span text:style-name="T140">(</text:span><text:span text:style-name="T143">听</text:span><text:span text:style-name="T140">)  (</text:span><text:span text:style-name="T143">들을 청</text:span><text:span text:style-name="T140">) tīng</text:span></text:p>
      <text:p text:style-name="P5"><text:span text:style-name="T140">168.  </text:span><text:span text:style-name="T143">做  </text:span><text:span text:style-name="T140">(</text:span><text:span text:style-name="T143">만들 주</text:span><text:span text:style-name="T140">,</text:span><text:span text:style-name="T143">지을 주</text:span><text:span text:style-name="T140">) zuò</text:span></text:p>
      <text:p text:style-name="P5"><text:span text:style-name="T140">172.  </text:span><text:span text:style-name="T143">級</text:span><text:span text:style-name="T140">(</text:span><text:span text:style-name="T143">级</text:span><text:span text:style-name="T140">)  (</text:span><text:span text:style-name="T143">등급 급</text:span><text:span text:style-name="T140">) jí</text:span></text:p>
      <text:p text:style-name="P5"><text:span text:style-name="T140">173.  </text:span><text:span text:style-name="T143">怎  </text:span><text:span text:style-name="T140">(</text:span><text:span text:style-name="T143">어찌 즘</text:span><text:span text:style-name="T140">) zěn</text:span></text:p>
      <text:p text:style-name="P5"><text:span text:style-name="T140">175.  </text:span><text:span text:style-name="T143">吧  </text:span><text:span text:style-name="T140">(</text:span><text:span text:style-name="T143">어조사 파</text:span><text:span text:style-name="T140">) b󰐀, b󰐄</text:span></text:p>
      <text:p text:style-name="P5"><text:span text:style-name="T140">177.  </text:span><text:span text:style-name="T143">電</text:span><text:span text:style-name="T140">(</text:span><text:span text:style-name="T143">电</text:span><text:span text:style-name="T140">)  (</text:span><text:span text:style-name="T143">전기 전</text:span><text:span text:style-name="T140">) di󰐃n</text:span></text:p>
      <text:p text:style-name="P5"><text:span text:style-name="T140">178.  </text:span><text:span text:style-name="T143">車</text:span><text:span text:style-name="T140">(</text:span><text:span text:style-name="T143">车</text:span><text:span text:style-name="T140">)  (</text:span><text:span text:style-name="T143">수레 차</text:span><text:span text:style-name="T140">)  chē, jū</text:span></text:p>
      <text:p text:style-name="P5"><text:span text:style-name="T140">180.  </text:span><text:span text:style-name="T143">媽</text:span><text:span text:style-name="T140">(</text:span><text:span text:style-name="T143">妈</text:span><text:span text:style-name="T140">)  (</text:span><text:span text:style-name="T143">어미 마</text:span><text:span text:style-name="T140">) m󰐀</text:span></text:p>
      <text:p text:style-name="P5"><text:span text:style-name="T140">184.  </text:span><text:span text:style-name="T143">軍</text:span><text:span text:style-name="T140">(</text:span><text:span text:style-name="T143">军</text:span><text:span text:style-name="T140">)  (</text:span><text:span text:style-name="T143">군사 군</text:span><text:span text:style-name="T140">) jūn</text:span></text:p>
      <text:p text:style-name="P5"><text:span text:style-name="T140">197.  </text:span><text:span text:style-name="T143">階</text:span><text:span text:style-name="T140">(</text:span><text:span text:style-name="T143">阶</text:span><text:span text:style-name="T140">)  (</text:span><text:span text:style-name="T143">계단 계</text:span><text:span text:style-name="T140">) jiē</text:span></text:p>
      <text:p text:style-name="P5"><text:span text:style-name="T140">200.  </text:span><text:span text:style-name="T143">員</text:span><text:span text:style-name="T140">(</text:span><text:span text:style-name="T143">员</text:span><text:span text:style-name="T140">)  (</text:span><text:span text:style-name="T143">수효 원</text:span><text:span text:style-name="T140">); yu󰐁n, yún, yùn</text:span></text:p>
      <text:p text:style-name="P10"><text:span text:style-name="T111">* 201-300</text:span><text:span text:style-name="T114">자 까지</text:span></text:p>
      <text:p text:style-name="P5"><text:span text:style-name="T140">203.  </text:span><text:span text:style-name="T143">關</text:span><text:span text:style-name="T140">(</text:span><text:span text:style-name="T143">关</text:span><text:span text:style-name="T140">)  (</text:span><text:span text:style-name="T143">닫을 관</text:span><text:span text:style-name="T140">) gu󰐀n</text:span></text:p>
      <text:p text:style-name="P5"><text:span text:style-name="T140">209.  </text:span><text:span text:style-name="T143">變 </text:span><text:span text:style-name="T140">(</text:span><text:span text:style-name="T143">变</text:span><text:span text:style-name="T140">) (</text:span><text:span text:style-name="T143">변할 변</text:span><text:span text:style-name="T140">) bi󰐃n</text:span></text:p>
      <text:p text:style-name="P5"><text:span text:style-name="T140">212.  </text:span><text:span text:style-name="T143">應</text:span><text:span text:style-name="T140">(</text:span><text:span text:style-name="T143">应</text:span><text:span text:style-name="T140">)  (</text:span><text:span text:style-name="T143">응할 응</text:span><text:span text:style-name="T140">) yīng</text:span></text:p>
      <text:p text:style-name="P5"><text:span text:style-name="T140">213.  </text:span><text:span text:style-name="T143">條</text:span><text:span text:style-name="T140">(</text:span><text:span text:style-name="T143">条</text:span><text:span text:style-name="T140">)  (</text:span><text:span text:style-name="T143">조건 조</text:span><text:span text:style-name="T140">,</text:span><text:span text:style-name="T143">가지 조</text:span><text:span text:style-name="T140">) ti󰐁o</text:span></text:p>
      <text:p text:style-name="P5"><text:span text:style-name="T140">216.  </text:span><text:span text:style-name="T143">爭</text:span><text:span text:style-name="T140">(</text:span><text:span text:style-name="T143">争</text:span><text:span text:style-name="T140">)  (</text:span><text:span text:style-name="T143">다툴 쟁</text:span><text:span text:style-name="T140">) zhēng</text:span></text:p>
      <text:p text:style-name="P5"><text:span text:style-name="T140">217.  </text:span><text:span text:style-name="T143">吃  </text:span><text:span text:style-name="T140">(</text:span><text:span text:style-name="T143">먹을 흘</text:span><text:span text:style-name="T140">, ) chī</text:span></text:p>
      <text:p text:style-name="P5"><text:soft-page-break/><text:span text:style-name="T140">223.  </text:span><text:span text:style-name="T143">快  </text:span><text:span text:style-name="T140">(</text:span><text:span text:style-name="T143">빠를 쾌</text:span><text:span text:style-name="T140">) ku󰐃i</text:span></text:p>
      <text:p text:style-name="P5"><text:span text:style-name="T140">224.  </text:span><text:span text:style-name="T143">題</text:span><text:span text:style-name="T140">(</text:span><text:span text:style-name="T143">题</text:span><text:span text:style-name="T140">)  (</text:span><text:span text:style-name="T143">표제 제</text:span><text:span text:style-name="T140">) tí</text:span></text:p>
      <text:p text:style-name="P5"><text:span text:style-name="T140">226.  </text:span><text:span text:style-name="T143">總</text:span><text:span text:style-name="T140">(</text:span><text:span text:style-name="T143">总</text:span><text:span text:style-name="T140">)  (</text:span><text:span text:style-name="T143">거느릴 총</text:span><text:span text:style-name="T140">)  zǒng</text:span></text:p>
      <text:p text:style-name="P5"><text:span text:style-name="T140">229.  </text:span><text:span text:style-name="T143">結</text:span><text:span text:style-name="T140">(</text:span><text:span text:style-name="T143">结</text:span><text:span text:style-name="T140">)  (</text:span><text:span text:style-name="T143">맺을 결</text:span><text:span text:style-name="T140">) jiē, jié</text:span></text:p>
      <text:p text:style-name="P5"><text:span text:style-name="T140">231. </text:span><text:span text:style-name="T143">提  </text:span><text:span text:style-name="T140">(</text:span><text:span text:style-name="T143">들 제</text:span><text:span text:style-name="T140">)  tí</text:span></text:p>
      <text:p text:style-name="P5"><text:span text:style-name="T140">234.  </text:span><text:span text:style-name="T143">東</text:span><text:span text:style-name="T140">(</text:span><text:span text:style-name="T143">东</text:span><text:span text:style-name="T140">)  (</text:span><text:span text:style-name="T143">동녘 동</text:span><text:span text:style-name="T140">) dōng</text:span></text:p>
      <text:p text:style-name="P5"><text:span text:style-name="T140">235.  </text:span><text:span text:style-name="T143">領</text:span><text:span text:style-name="T140">(</text:span><text:span text:style-name="T143">领</text:span><text:span text:style-name="T140">)  (</text:span><text:span text:style-name="T143">두목 령</text:span><text:span text:style-name="T140">,</text:span><text:span text:style-name="T143">옷깃 령</text:span><text:span text:style-name="T140">{</text:span><text:span text:style-name="T143">영</text:span><text:span text:style-name="T140">}) lǐng</text:span></text:p>
      <text:p text:style-name="P5"><text:span text:style-name="T140">237.  </text:span><text:span text:style-name="T143">您  </text:span><text:span text:style-name="T140">(</text:span><text:span text:style-name="T143">당신 닌</text:span><text:span text:style-name="T140">) nín</text:span></text:p>
      <text:p text:style-name="P5"><text:span text:style-name="T140">238.  </text:span><text:span text:style-name="T143">書</text:span><text:span text:style-name="T140">(</text:span><text:span text:style-name="T143">书</text:span><text:span text:style-name="T140">)  (</text:span><text:span text:style-name="T143">책 서</text:span><text:span text:style-name="T140">,</text:span><text:span text:style-name="T143">쓸 서</text:span><text:span text:style-name="T140">) shū</text:span></text:p>
      <text:p text:style-name="P5"><text:span text:style-name="T140">239.  </text:span><text:span text:style-name="T143">隊</text:span><text:span text:style-name="T140">(</text:span><text:span text:style-name="T143">队</text:span><text:span text:style-name="T140">)  (</text:span><text:span text:style-name="T143">대열 대</text:span><text:span text:style-name="T140">) duì</text:span></text:p>
      <text:p text:style-name="P5"><text:span text:style-name="T140">241. </text:span><text:span text:style-name="T143">親</text:span><text:span text:style-name="T140">(</text:span><text:span text:style-name="T143">亲</text:span><text:span text:style-name="T140">)  (</text:span><text:span text:style-name="T143">친할 친</text:span><text:span text:style-name="T140">) qīn</text:span></text:p>
      <text:p text:style-name="P5"><text:span text:style-name="T140">243.  </text:span><text:span text:style-name="T143">決</text:span><text:span text:style-name="T140">(</text:span><text:span text:style-name="T143">决</text:span><text:span text:style-name="T140">)  (</text:span><text:span text:style-name="T143">대결 결</text:span><text:span text:style-name="T140">) jué</text:span></text:p>
      <text:p text:style-name="P5"><text:span text:style-name="T140">244.  </text:span><text:span text:style-name="T143">敎</text:span><text:span text:style-name="T140">(</text:span><text:span text:style-name="T143">教</text:span><text:span text:style-name="T140">)  (</text:span><text:span text:style-name="T143">가르침 교</text:span><text:span text:style-name="T140">) ji󰐀o, ji󰐃o</text:span></text:p>
      <text:p text:style-name="P5"><text:span text:style-name="T140">245.  </text:span><text:span text:style-name="T143">論</text:span><text:span text:style-name="T140">(</text:span><text:span text:style-name="T143">论</text:span><text:span text:style-name="T140">)  (</text:span><text:span text:style-name="T143">말할 론</text:span><text:span text:style-name="T140">{</text:span><text:span text:style-name="T143">논</text:span><text:span text:style-name="T140">}) lún, lùn</text:span></text:p>
      <text:p text:style-name="P5"><text:span text:style-name="T140">247.  </text:span><text:span text:style-name="T143">跟  </text:span><text:span text:style-name="T140">(</text:span><text:span text:style-name="T143">뒤따를 근</text:span><text:span text:style-name="T140">, </text:span><text:span text:style-name="T143">그리고 근</text:span><text:span text:style-name="T140">) gēn</text:span></text:p>
      <text:p text:style-name="P5"><text:span text:style-name="T140">248.  </text:span><text:span text:style-name="T143">嗎</text:span><text:span text:style-name="T140">(</text:span><text:span text:style-name="T143">吗</text:span><text:span text:style-name="T140">)  (</text:span><text:span text:style-name="T143">의문조사 마</text:span><text:span text:style-name="T140">) m󰐀, m󰐂</text:span></text:p>
      <text:p text:style-name="P5"><text:span text:style-name="T140">254.  </text:span><text:span text:style-name="T143">啊  </text:span><text:span text:style-name="T140">(</text:span><text:span text:style-name="T143">어조사 아</text:span><text:span text:style-name="T140">) 󰐀, 󰐁, 󰐂, 󰐃, 󰐄</text:span></text:p>
      <text:p text:style-name="P5"><text:span text:style-name="T140">256.  </text:span><text:span text:style-name="T143">許</text:span><text:span text:style-name="T140">(</text:span><text:span text:style-name="T143">许</text:span><text:span text:style-name="T140">)  (</text:span><text:span text:style-name="T143">허락할 허</text:span><text:span text:style-name="T140">) xǔ</text:span></text:p>
      <text:p text:style-name="P5"><text:span text:style-name="T140">257.  </text:span><text:span text:style-name="T143">資</text:span><text:span text:style-name="T140">(</text:span><text:span text:style-name="T143">资</text:span><text:span text:style-name="T140">)  (</text:span><text:span text:style-name="T143">재물 자</text:span><text:span text:style-name="T140">) zī</text:span></text:p>
      <text:p text:style-name="P5"><text:span text:style-name="T140">262.  </text:span><text:span text:style-name="T143">風</text:span><text:span text:style-name="T140">(</text:span><text:span text:style-name="T143">风</text:span><text:span text:style-name="T140">)  (</text:span><text:span text:style-name="T143">바람 풍</text:span><text:span text:style-name="T140">) fēng</text:span></text:p>
      <text:p text:style-name="P5"><text:span text:style-name="T140">263.  </text:span><text:span text:style-name="T143">線</text:span><text:span text:style-name="T140">(</text:span><text:span text:style-name="T143">线</text:span><text:span text:style-name="T140">)  (</text:span><text:span text:style-name="T143">줄 선</text:span><text:span text:style-name="T140">) xi󰐃n</text:span></text:p>
      <text:p text:style-name="P5"><text:span text:style-name="T140">265.  </text:span><text:span text:style-name="T143">導</text:span><text:span text:style-name="T140">(</text:span><text:span text:style-name="T143">导</text:span><text:span text:style-name="T140">)  (</text:span><text:span text:style-name="T143">이끌 도</text:span><text:span text:style-name="T140">) d󰐂o</text:span></text:p>
      <text:p text:style-name="P5"><text:span text:style-name="T140">267.  </text:span><text:span text:style-name="T143">呀  </text:span><text:span text:style-name="T140">(</text:span><text:span text:style-name="T143">어조사 하</text:span><text:span text:style-name="T140">,</text:span><text:span text:style-name="T143">입 벌릴 하</text:span><text:span text:style-name="T140">) xi󰐀, y󰐀, y󰐄</text:span></text:p>
      <text:p text:style-name="P5"><text:span text:style-name="T140">271. </text:span><text:span text:style-name="T143">敵</text:span><text:span text:style-name="T140">(</text:span><text:span text:style-name="T143">敌</text:span><text:span text:style-name="T140">)  (</text:span><text:span text:style-name="T143">원수 적</text:span><text:span text:style-name="T140">) dí</text:span></text:p>
      <text:p text:style-name="P5"><text:span text:style-name="T140">273.  </text:span><text:span text:style-name="T143">農</text:span><text:span text:style-name="T140">(</text:span><text:span text:style-name="T143">农</text:span><text:span text:style-name="T140">)  (</text:span><text:span text:style-name="T143">농사 농</text:span><text:span text:style-name="T140">) nóng</text:span></text:p>
      <text:p text:style-name="P5"><text:span text:style-name="T140">275.  </text:span><text:span text:style-name="T143">哪  </text:span><text:span text:style-name="T140">(</text:span><text:span text:style-name="T143">어느 나</text:span><text:span text:style-name="T140">,</text:span><text:span text:style-name="T143">어찌 나</text:span><text:span text:style-name="T140">) n󰐂, n󰐄, n󰐂i, né, něi</text:span></text:p>
      <text:p text:style-name="P5"><text:span text:style-name="T140">276.  </text:span><text:span text:style-name="T143">竝</text:span><text:span text:style-name="T140">(</text:span><text:span text:style-name="T143">并</text:span><text:span text:style-name="T140">)  (</text:span><text:span text:style-name="T143">아우를 병</text:span><text:span text:style-name="T140">) bìng</text:span></text:p>
      <text:p text:style-name="P5"><text:soft-page-break/><text:span text:style-name="T140">285.  </text:span><text:span text:style-name="T143">難</text:span><text:span text:style-name="T140">(</text:span><text:span text:style-name="T143">难</text:span><text:span text:style-name="T140">)  (</text:span><text:span text:style-name="T143">어려울 난</text:span><text:span text:style-name="T140">) n󰐁n, n󰐃n, nuó</text:span></text:p>
      <text:p text:style-name="P5"><text:span text:style-name="T140">286.  </text:span><text:span text:style-name="T143">數</text:span><text:span text:style-name="T140">(</text:span><text:span text:style-name="T143">数</text:span><text:span text:style-name="T140">)  (</text:span><text:span text:style-name="T143">셀 수</text:span><text:span text:style-name="T140">) shǔ, shù, shuò</text:span></text:p>
      <text:p text:style-name="P5"><text:span text:style-name="T140">289.  </text:span><text:span text:style-name="T143">記</text:span><text:span text:style-name="T140">(</text:span><text:span text:style-name="T143">记</text:span><text:span text:style-name="T140">)  (</text:span><text:span text:style-name="T143">기록할 기</text:span><text:span text:style-name="T140">) jì</text:span></text:p>
      <text:p text:style-name="P5"><text:span text:style-name="T140">294.  </text:span><text:span text:style-name="T143">認</text:span><text:span text:style-name="T140">(</text:span><text:span text:style-name="T143">认</text:span><text:span text:style-name="T140">)  (</text:span><text:span text:style-name="T143">알 인</text:span><text:span text:style-name="T140">) rèn</text:span></text:p>
      <text:p text:style-name="P5"><text:span text:style-name="T140">295.  </text:span><text:span text:style-name="T143">將</text:span><text:span text:style-name="T140">(</text:span><text:span text:style-name="T143">将</text:span><text:span text:style-name="T140">)  (</text:span><text:span text:style-name="T143">장차 장</text:span><text:span text:style-name="T140">) ji󰐀ng, (</text:span><text:span text:style-name="T143">장군 장</text:span><text:span text:style-name="T140">)ji󰐃ng</text:span></text:p>
      <text:p text:style-name="P5"><text:span text:style-name="T140">296.  </text:span><text:span text:style-name="T143">處</text:span><text:span text:style-name="T140">(</text:span><text:span text:style-name="T143">处</text:span><text:span text:style-name="T140">)  (</text:span><text:span text:style-name="T143">장소 처</text:span><text:span text:style-name="T140">)  chù ( </text:span><text:span text:style-name="T143">살 처</text:span><text:span text:style-name="T140">)chǔ</text:span></text:p>
      <text:p text:style-name="P10"><text:span text:style-name="T111">* 301 - 400</text:span><text:span text:style-name="T114">자 까지</text:span></text:p>
      <text:p text:style-name="P11"><text:span text:style-name="T111">301.  </text:span><text:span text:style-name="T114">運</text:span><text:span text:style-name="T111">(</text:span><text:span text:style-name="T114">运</text:span><text:span text:style-name="T111">) (</text:span><text:span text:style-name="T114">운수 운</text:span><text:span text:style-name="T111">) yùn</text:span></text:p>
      <text:p text:style-name="P5"><text:span text:style-name="T140">302.  </text:span><text:span text:style-name="T143">覺</text:span><text:span text:style-name="T140">(</text:span><text:span text:style-name="T143">觉</text:span><text:span text:style-name="T140">) (</text:span><text:span text:style-name="T143">깨달을 각</text:span><text:span text:style-name="T140">) ji󰐃o, jué</text:span></text:p>
      <text:p text:style-name="P5"><text:span text:style-name="T140">304.  </text:span><text:span text:style-name="T143">孩  </text:span><text:span text:style-name="T140">(</text:span><text:span text:style-name="T143">어린아이 해</text:span><text:span text:style-name="T140">) h󰐁i</text:span></text:p>
      <text:p text:style-name="P5"><text:span text:style-name="T140">310.  </text:span><text:span text:style-name="T143">師</text:span><text:span text:style-name="T140">(</text:span><text:span text:style-name="T143">师</text:span><text:span text:style-name="T140">) (</text:span><text:span text:style-name="T143">스승 사</text:span><text:span text:style-name="T140">) shī</text:span></text:p>
      <text:p text:style-name="P5"><text:span text:style-name="T140">312.  </text:span><text:span text:style-name="T143">愛</text:span><text:span text:style-name="T140">(</text:span><text:span text:style-name="T143">爱</text:span><text:span text:style-name="T140">)  (</text:span><text:span text:style-name="T143">사랑 애</text:span><text:span text:style-name="T140">) 󰐃i</text:span></text:p>
      <text:p text:style-name="P5"><text:span text:style-name="T140">313.  </text:span><text:span text:style-name="T143">辦</text:span><text:span text:style-name="T140">(</text:span><text:span text:style-name="T143">办</text:span><text:span text:style-name="T140">)  (</text:span><text:span text:style-name="T143">처리할 판</text:span><text:span text:style-name="T140">) b󰐃n</text:span></text:p>
      <text:p text:style-name="P5"><text:span text:style-name="T140">315.  </text:span><text:span text:style-name="T143">識</text:span><text:span text:style-name="T140">(</text:span><text:span text:style-name="T143">试</text:span><text:span text:style-name="T140">)  (</text:span><text:span text:style-name="T143">알 식</text:span><text:span text:style-name="T140">) shí, zhì</text:span></text:p>
      <text:p text:style-name="P5"><text:span text:style-name="T140">317.  </text:span><text:span text:style-name="T143">寫</text:span><text:span text:style-name="T140">(</text:span><text:span text:style-name="T143">写</text:span><text:span text:style-name="T140">)  (</text:span><text:span text:style-name="T143">쓰다 사</text:span><text:span text:style-name="T140">,</text:span><text:span text:style-name="T143">베낄 사</text:span><text:span text:style-name="T140">) xiě</text:span></text:p>
      <text:p text:style-name="P5"><text:span text:style-name="T140">319.  </text:span><text:span text:style-name="T143">熱</text:span><text:span text:style-name="T140">(</text:span><text:span text:style-name="T143">热</text:span><text:span text:style-name="T140">)  (</text:span><text:span text:style-name="T143">더울 열</text:span><text:span text:style-name="T140">) rè</text:span></text:p>
      <text:p text:style-name="P5"><text:span text:style-name="T140">320.  </text:span><text:span text:style-name="T143">衆</text:span><text:span text:style-name="T140">(</text:span><text:span text:style-name="T143">众</text:span><text:span text:style-name="T140">)  (</text:span><text:span text:style-name="T143">무리 중</text:span><text:span text:style-name="T140">) zhōng, zhòng</text:span></text:p>
      <text:p text:style-name="P5"><text:span text:style-name="T140">322.  </text:span><text:span text:style-name="T143">計</text:span><text:span text:style-name="T140">(</text:span><text:span text:style-name="T143">计</text:span><text:span text:style-name="T140">)  (</text:span><text:span text:style-name="T143">꾀 계</text:span><text:span text:style-name="T140">) jì</text:span></text:p>
      <text:p text:style-name="P5"><text:span text:style-name="T140">325.  </text:span><text:span text:style-name="T143">却  </text:span><text:span text:style-name="T140">(</text:span><text:span text:style-name="T143">오히려 각</text:span><text:span text:style-name="T140">) què</text:span></text:p>
      <text:p text:style-name="P5"><text:span text:style-name="T140">327.  </text:span><text:span text:style-name="T143">拿  </text:span><text:span text:style-name="T140">(</text:span><text:span text:style-name="T143">붙잡을 나</text:span><text:span text:style-name="T140">) n󰐁</text:span></text:p>
      <text:p text:style-name="P5"><text:span text:style-name="T140">328.  </text:span><text:span text:style-name="T143">連</text:span><text:span text:style-name="T140">(</text:span><text:span text:style-name="T143">连</text:span><text:span text:style-name="T140">)  (</text:span><text:span text:style-name="T143">잇닿을 련</text:span><text:span text:style-name="T140">{</text:span><text:span text:style-name="T143">연</text:span><text:span text:style-name="T140">}) li󰐁n</text:span></text:p>
      <text:p text:style-name="P5"><text:span text:style-name="T140">332.  </text:span><text:span text:style-name="T143">設</text:span><text:span text:style-name="T140">(</text:span><text:span text:style-name="T143">设</text:span><text:span text:style-name="T140">)  (</text:span><text:span text:style-name="T143">설비 설</text:span><text:span text:style-name="T140">) shè</text:span></text:p>
      <text:p text:style-name="P5"><text:span text:style-name="T140">333.  </text:span><text:span text:style-name="T143">報</text:span><text:span text:style-name="T140">(</text:span><text:span text:style-name="T143">报</text:span><text:span text:style-name="T140">)  (</text:span><text:span text:style-name="T143">알릴 보</text:span><text:span text:style-name="T140">,</text:span><text:span text:style-name="T143">갚을 보</text:span><text:span text:style-name="T140">) b󰐃o</text:span></text:p>
      <text:p text:style-name="P5"><text:span text:style-name="T140">338.  </text:span><text:span text:style-name="T143">站  </text:span><text:span text:style-name="T140">(</text:span><text:span text:style-name="T143">정류장 참</text:span><text:span text:style-name="T140">,</text:span><text:span text:style-name="T143">우두커니 설 참</text:span><text:span text:style-name="T140">) zh󰐃n</text:span></text:p>
      <text:p text:style-name="P5"><text:span text:style-name="T140">341. </text:span><text:span text:style-name="T143">遠</text:span><text:span text:style-name="T140">(</text:span><text:span text:style-name="T143">远</text:span><text:span text:style-name="T140">)  (</text:span><text:span text:style-name="T143">멀 원</text:span><text:span text:style-name="T140">) yu󰐂n</text:span></text:p>
      <text:p text:style-name="P5"><text:span text:style-name="T140">343.  </text:span><text:span text:style-name="T143">轉</text:span><text:span text:style-name="T140">(</text:span><text:span text:style-name="T143">转</text:span><text:span text:style-name="T140">)  (</text:span><text:span text:style-name="T143">전할 전</text:span><text:span text:style-name="T140">) zhu󰐂n, zhu󰐃n</text:span></text:p>
      <text:p text:style-name="P5"><text:span text:style-name="T140">345.  </text:span><text:span text:style-name="T143">觀</text:span><text:span text:style-name="T140">(</text:span><text:span text:style-name="T143">观</text:span><text:span text:style-name="T140">)  (</text:span><text:span text:style-name="T143">볼 관</text:span><text:span text:style-name="T140">) gu󰐀n, gu󰐃n</text:span></text:p>
      <text:p text:style-name="P5"><text:soft-page-break/><text:span text:style-name="T140">351. </text:span><text:span text:style-name="T143">術</text:span><text:span text:style-name="T140">(</text:span><text:span text:style-name="T143">术</text:span><text:span text:style-name="T140">)  (</text:span><text:span text:style-name="T143">꾀 술</text:span><text:span text:style-name="T140">) shù, zhú</text:span></text:p>
      <text:p text:style-name="P5"><text:span text:style-name="T140">353.  </text:span><text:span text:style-name="T143">誰</text:span><text:span text:style-name="T140">(</text:span><text:span text:style-name="T143">谁</text:span><text:span text:style-name="T140">)  (</text:span><text:span text:style-name="T143">누구 수</text:span><text:span text:style-name="T140">) shéi, shuí</text:span></text:p>
      <text:p text:style-name="P5"><text:span text:style-name="T140">354.  </text:span><text:span text:style-name="T143">該</text:span><text:span text:style-name="T140">(</text:span><text:span text:style-name="T143">该</text:span><text:span text:style-name="T140">)  (</text:span><text:span text:style-name="T143">그 해</text:span><text:span text:style-name="T140">) gaī</text:span></text:p>
      <text:p text:style-name="P5"><text:span text:style-name="T140">359.  </text:span><text:span text:style-name="T143">馬</text:span><text:span text:style-name="T140">(</text:span><text:span text:style-name="T143">马</text:span><text:span text:style-name="T140">)  (</text:span><text:span text:style-name="T143">말 마</text:span><text:span text:style-name="T140">) m󰐂</text:span></text:p>
      <text:p text:style-name="P5"><text:span text:style-name="T140">361. </text:span><text:span text:style-name="T143">找  </text:span><text:span text:style-name="T140">(</text:span><text:span text:style-name="T143">찾을 조</text:span><text:span text:style-name="T140">) zh󰐂o</text:span></text:p>
      <text:p text:style-name="P5"><text:span text:style-name="T140">362.  </text:span><text:span text:style-name="T143">講</text:span><text:span text:style-name="T140">(</text:span><text:span text:style-name="T143">讲</text:span><text:span text:style-name="T140">)  (</text:span><text:span text:style-name="T143">말할 강</text:span><text:span text:style-name="T140">) ji󰐂ng</text:span></text:p>
      <text:p text:style-name="P5"><text:span text:style-name="T140">364.  </text:span><text:span text:style-name="T143">場</text:span><text:span text:style-name="T140">(</text:span><text:span text:style-name="T143">场</text:span><text:span text:style-name="T140">)  (</text:span><text:span text:style-name="T143">장소 장</text:span><text:span text:style-name="T140">) ch󰐁ng, ch󰐂ng</text:span></text:p>
      <text:p text:style-name="P5"><text:span text:style-name="T140">365.  </text:span><text:span text:style-name="T143">臉</text:span><text:span text:style-name="T140">(</text:span><text:span text:style-name="T143">脸</text:span><text:span text:style-name="T140">)  (</text:span><text:span text:style-name="T143">얼굴 검</text:span><text:span text:style-name="T140">) ji󰐂n, li󰐂n</text:span></text:p>
      <text:p text:style-name="P5"><text:span text:style-name="T140">366.  </text:span><text:span text:style-name="T143">似  </text:span><text:span text:style-name="T140">(</text:span><text:span text:style-name="T143">비슷할 사</text:span><text:span text:style-name="T140">) sì</text:span></text:p>
      <text:p text:style-name="P5"><text:span text:style-name="T140">368.  </text:span><text:span text:style-name="T143">濟</text:span><text:span text:style-name="T140">(</text:span><text:span text:style-name="T143">济</text:span><text:span text:style-name="T140">)  (</text:span><text:span text:style-name="T143">건널 제</text:span><text:span text:style-name="T140">) jǐ, jì</text:span></text:p>
      <text:p text:style-name="P5"><text:span text:style-name="T140">369.  </text:span><text:span text:style-name="T143">跑  </text:span><text:span text:style-name="T140">(</text:span><text:span text:style-name="T143">뛸 포</text:span><text:span text:style-name="T140">) p󰐁o, p󰐂o</text:span></text:p>
      <text:p text:style-name="P5"><text:span text:style-name="T140">360.  </text:span><text:span text:style-name="T143">統</text:span><text:span text:style-name="T140">(</text:span><text:span text:style-name="T143">统</text:span><text:span text:style-name="T140">)  (</text:span><text:span text:style-name="T143">다스릴 통</text:span><text:span text:style-name="T140">) tǒng</text:span></text:p>
      <text:p text:style-name="P5"><text:span text:style-name="T140">374.  </text:span><text:span text:style-name="T143">質</text:span><text:span text:style-name="T140">(</text:span><text:span text:style-name="T143">质</text:span><text:span text:style-name="T140">)  (</text:span><text:span text:style-name="T143">바탕 질</text:span><text:span text:style-name="T140">) zhì</text:span></text:p>
      <text:p text:style-name="P5"><text:span text:style-name="T140">376.  </text:span><text:span text:style-name="T143">務</text:span><text:span text:style-name="T140">(</text:span><text:span text:style-name="T143">务</text:span><text:span text:style-name="T140">)  (</text:span><text:span text:style-name="T143">일 무</text:span><text:span text:style-name="T140">) wù</text:span></text:p>
      <text:p text:style-name="P5"><text:span text:style-name="T140">377.  </text:span><text:span text:style-name="T143">啦  </text:span><text:span text:style-name="T140">(</text:span><text:span text:style-name="T143">어조사 랍</text:span><text:span text:style-name="T140">) l󰐀, l󰐄</text:span></text:p>
      <text:p text:style-name="P5"><text:span text:style-name="T140">378.  </text:span><text:span text:style-name="T143">兒</text:span><text:span text:style-name="T140">(</text:span><text:span text:style-name="T143">儿</text:span><text:span text:style-name="T140">)  (</text:span><text:span text:style-name="T143">아이 아</text:span><text:span text:style-name="T140">) ér, ní</text:span></text:p>
      <text:p text:style-name="P5"><text:span text:style-name="T140">379.  </text:span><text:span text:style-name="T143">讓</text:span><text:span text:style-name="T140">(</text:span><text:span text:style-name="T143">让</text:span><text:span text:style-name="T140">)  (</text:span><text:span text:style-name="T143">사양할 양</text:span><text:span text:style-name="T140">) r󰐃ng</text:span></text:p>
      <text:p text:style-name="P5"><text:span text:style-name="T140">380.  </text:span><text:span text:style-name="T143">够  </text:span><text:span text:style-name="T140">(</text:span><text:span text:style-name="T143">많을 구</text:span><text:span text:style-name="T140">) gòu, kōu</text:span></text:p>
      <text:p text:style-name="P5"><text:span text:style-name="T140">383.  </text:span><text:span text:style-name="T143">與</text:span><text:span text:style-name="T140">(</text:span><text:span text:style-name="T143">与</text:span><text:span text:style-name="T140">)  (</text:span><text:span text:style-name="T143">줄 여</text:span><text:span text:style-name="T140">) yú, yǔ, yù</text:span></text:p>
      <text:p text:style-name="P5"><text:span text:style-name="T140">385.  </text:span><text:span text:style-name="T143">組</text:span><text:span text:style-name="T140">(</text:span><text:span text:style-name="T143">组</text:span><text:span text:style-name="T140">)  (</text:span><text:span text:style-name="T143">조직 조</text:span><text:span text:style-name="T140">,</text:span><text:span text:style-name="T143">끈 조</text:span><text:span text:style-name="T140">) zǔ</text:span></text:p>
      <text:p text:style-name="P5"><text:span text:style-name="T140">387.  </text:span><text:span text:style-name="T143">爺</text:span><text:span text:style-name="T140">(</text:span><text:span text:style-name="T143">爷</text:span><text:span text:style-name="T140">)  (</text:span><text:span text:style-name="T143">아버지 야</text:span><text:span text:style-name="T140">) yé</text:span></text:p>
      <text:p text:style-name="P5"><text:span text:style-name="T140">389.  </text:span><text:span text:style-name="T143">極</text:span><text:span text:style-name="T140">(</text:span><text:span text:style-name="T143">极</text:span><text:span text:style-name="T140">)  (</text:span><text:span text:style-name="T143">다할 극</text:span><text:span text:style-name="T140">) jí</text:span></text:p>
      <text:p text:style-name="P5"><text:span text:style-name="T140">380.  </text:span><text:span text:style-name="T143">爸  </text:span><text:span text:style-name="T140">(</text:span><text:span text:style-name="T143">아버지 파</text:span><text:span text:style-name="T140">) b󰐃</text:span></text:p>
      <text:p text:style-name="P5"><text:span text:style-name="T140">396.  </text:span><text:span text:style-name="T143">倒  </text:span><text:span text:style-name="T140">(</text:span><text:span text:style-name="T143">넘어질 도</text:span><text:span text:style-name="T140">) d󰐂o, d󰐃o</text:span></text:p>
      <text:p text:style-name="P5"><text:span text:style-name="T140">397.  </text:span><text:span text:style-name="T143">確</text:span><text:span text:style-name="T140">(</text:span><text:span text:style-name="T143">确</text:span><text:span text:style-name="T140">)  (</text:span><text:span text:style-name="T143">굳을 확</text:span><text:span text:style-name="T140">) què</text:span></text:p>
      <text:p text:style-name="P5"><text:span text:style-name="T140">398.  </text:span><text:span text:style-name="T143">錢</text:span><text:span text:style-name="T140">(</text:span><text:span text:style-name="T143">钱</text:span><text:span text:style-name="T140">)  (</text:span><text:span text:style-name="T143">돈 전</text:span><text:span text:style-name="T140">) qi󰐁n</text:span></text:p>
      <text:p text:style-name="P10"><text:span text:style-name="T111">* 401-500</text:span><text:span text:style-name="T114">자 까지를 익혀 봅시다</text:span><text:span text:style-name="T111">. </text:span></text:p>
      <text:p text:style-name="P11"><text:soft-page-break/><text:span text:style-name="T111">401.  </text:span><text:span text:style-name="T114">樹</text:span><text:span text:style-name="T111">(</text:span><text:span text:style-name="T114">树</text:span><text:span text:style-name="T111">)  (</text:span><text:span text:style-name="T114">나무 수</text:span><text:span text:style-name="T111">) shù</text:span></text:p>
      <text:p text:style-name="P5"><text:span text:style-name="T140">402.  </text:span><text:span text:style-name="T143">勞</text:span><text:span text:style-name="T140">(</text:span><text:span text:style-name="T143">劳</text:span><text:span text:style-name="T140">)  (</text:span><text:span text:style-name="T143">일할 노</text:span><text:span text:style-name="T140">{</text:span><text:span text:style-name="T143">로</text:span><text:span text:style-name="T140">}) l󰐁o</text:span></text:p>
      <text:p text:style-name="P5"><text:span text:style-name="T140">403.  </text:span><text:span text:style-name="T143">塊</text:span><text:span text:style-name="T140">(</text:span><text:span text:style-name="T143">块</text:span><text:span text:style-name="T140">)  (</text:span><text:span text:style-name="T143">무더기 괴</text:span><text:span text:style-name="T140">) ku󰐃i</text:span></text:p>
      <text:p text:style-name="P5"><text:span text:style-name="T140">404.  </text:span><text:span text:style-name="T143">準</text:span><text:span text:style-name="T140">(</text:span><text:span text:style-name="T143">准</text:span><text:span text:style-name="T140">)  (</text:span><text:span text:style-name="T143">준비 준</text:span><text:span text:style-name="T140">, </text:span><text:span text:style-name="T143">허락할 준</text:span><text:span text:style-name="T140">) zhǔn</text:span></text:p>
      <text:p text:style-name="P5"><text:span text:style-name="T140">406.  </text:span><text:span text:style-name="T143">輕</text:span><text:span text:style-name="T140">(</text:span><text:span text:style-name="T143">轻</text:span><text:span text:style-name="T140">)  (</text:span><text:span text:style-name="T143">가벼울 경</text:span><text:span text:style-name="T140">) qīng</text:span></text:p>
      <text:p text:style-name="P5"><text:span text:style-name="T140">412.  </text:span><text:span text:style-name="T143">緊</text:span><text:span text:style-name="T140">(</text:span><text:span text:style-name="T143">紧</text:span><text:span text:style-name="T140">)  (</text:span><text:span text:style-name="T143">긴장 긴</text:span><text:span text:style-name="T140">) jǐn</text:span></text:p>
      <text:p text:style-name="P5"><text:span text:style-name="T140">415.  </text:span><text:span text:style-name="T143">剛</text:span><text:span text:style-name="T140">(</text:span><text:span text:style-name="T143">刚</text:span><text:span text:style-name="T140">)  (</text:span><text:span text:style-name="T143">굳셀 강</text:span><text:span text:style-name="T140">) g󰐀ng</text:span></text:p>
      <text:p text:style-name="P5"><text:span text:style-name="T140">417.  </text:span><text:span text:style-name="T143">習</text:span><text:span text:style-name="T140">(</text:span><text:span text:style-name="T143">习</text:span><text:span text:style-name="T140">)  (</text:span><text:span text:style-name="T143">익힐 습</text:span><text:span text:style-name="T140">) xí</text:span></text:p>
      <text:p text:style-name="P5"><text:span text:style-name="T140">418.  </text:span><text:span text:style-name="T143">歷</text:span><text:span text:style-name="T140">(</text:span><text:span text:style-name="T143">历</text:span><text:span text:style-name="T140">)  (</text:span><text:span text:style-name="T143">지낼 력</text:span><text:span text:style-name="T140">) lì</text:span></text:p>
      <text:p text:style-name="P5"><text:span text:style-name="T140">423.  </text:span><text:span text:style-name="T143">怕  </text:span><text:span text:style-name="T140">(</text:span><text:span text:style-name="T143">두려워할 파</text:span><text:span text:style-name="T140">) p󰐃</text:span></text:p>
      <text:p text:style-name="P5"><text:span text:style-name="T140">426.  </text:span><text:span text:style-name="T143">離</text:span><text:span text:style-name="T140">(</text:span><text:span text:style-name="T143">离</text:span><text:span text:style-name="T140">)  (</text:span><text:span text:style-name="T143">떼놓을 리</text:span><text:span text:style-name="T140">) lí</text:span></text:p>
      <text:p text:style-name="P5"><text:span text:style-name="T140">429.  </text:span><text:span text:style-name="T143">錯</text:span><text:span text:style-name="T140">(</text:span><text:span text:style-name="T143">错</text:span><text:span text:style-name="T140">)  (</text:span><text:span text:style-name="T143">착오 착</text:span><text:span text:style-name="T140">,</text:span><text:span text:style-name="T143">섞일 착</text:span><text:span text:style-name="T140">) cuò</text:span></text:p>
      <text:p text:style-name="P5"><text:span text:style-name="T140">431. </text:span><text:span text:style-name="T143">張</text:span><text:span text:style-name="T140">(</text:span><text:span text:style-name="T143">张</text:span><text:span text:style-name="T140">)  (</text:span><text:span text:style-name="T143">성 장</text:span><text:span text:style-name="T140">,</text:span><text:span text:style-name="T143">베풀 장</text:span><text:span text:style-name="T140">) zh󰐀ng</text:span></text:p>
      <text:p text:style-name="P5"><text:span text:style-name="T140">432.  </text:span><text:span text:style-name="T143">備</text:span><text:span text:style-name="T140">(</text:span><text:span text:style-name="T143">备</text:span><text:span text:style-name="T140">)  (</text:span><text:span text:style-name="T143">갖출 비</text:span><text:span text:style-name="T140">) bèi</text:span></text:p>
      <text:p text:style-name="P5"><text:span text:style-name="T140">435.  </text:span><text:span text:style-name="T143">裝</text:span><text:span text:style-name="T140">(</text:span><text:span text:style-name="T143">装</text:span><text:span text:style-name="T140">)  (</text:span><text:span text:style-name="T143">채울 장</text:span><text:span text:style-name="T140">, </text:span><text:span text:style-name="T143">설치할 장</text:span><text:span text:style-name="T140">) zhu󰐀ng</text:span></text:p>
      <text:p text:style-name="P5"><text:span text:style-name="T140">439.  </text:span><text:span text:style-name="T143">鐵</text:span><text:span text:style-name="T140">(</text:span><text:span text:style-name="T143">铁</text:span><text:span text:style-name="T140">)  (</text:span><text:span text:style-name="T143">쇠 철</text:span><text:span text:style-name="T140">) tiě</text:span></text:p>
      <text:p text:style-name="P5"><text:span text:style-name="T140">441. </text:span><text:span text:style-name="T143">類</text:span><text:span text:style-name="T140">(</text:span><text:span text:style-name="T143">类</text:span><text:span text:style-name="T140">)  (</text:span><text:span text:style-name="T143">무리 류</text:span><text:span text:style-name="T140">) lèi</text:span></text:p>
      <text:p text:style-name="P5"><text:span text:style-name="T140">443.  </text:span><text:span text:style-name="T143">驗</text:span><text:span text:style-name="T140">(</text:span><text:span text:style-name="T143">验</text:span><text:span text:style-name="T140">)  (</text:span><text:span text:style-name="T143">검증할 험</text:span><text:span text:style-name="T140">) y󰐃n</text:span></text:p>
      <text:p text:style-name="P5"><text:span text:style-name="T140">444.  </text:span><text:span text:style-name="T143">據</text:span><text:span text:style-name="T140">(</text:span><text:span text:style-name="T143">据</text:span><text:span text:style-name="T140">)  (</text:span><text:span text:style-name="T143">의거할 거</text:span><text:span text:style-name="T140">) jū, jù</text:span></text:p>
      <text:p text:style-name="P5"><text:span text:style-name="T140">448.  </text:span><text:span text:style-name="T143">較</text:span><text:span text:style-name="T140">(</text:span><text:span text:style-name="T143">较</text:span><text:span text:style-name="T140">)  (</text:span><text:span text:style-name="T143">견줄 교</text:span><text:span text:style-name="T140">) ji󰐃o</text:span></text:p>
      <text:p text:style-name="P5"><text:span text:style-name="T140">453.  </text:span><text:span text:style-name="T143">規</text:span><text:span text:style-name="T140">(</text:span><text:span text:style-name="T143">规</text:span><text:span text:style-name="T140">)  (</text:span><text:span text:style-name="T143">법 규</text:span><text:span text:style-name="T140">) guī</text:span></text:p>
      <text:p text:style-name="P5"><text:span text:style-name="T140">454.  </text:span><text:span text:style-name="T143">勝</text:span><text:span text:style-name="T140">(</text:span><text:span text:style-name="T143">胜</text:span><text:span text:style-name="T140">)  (</text:span><text:span text:style-name="T143">이길 승</text:span><text:span text:style-name="T140">) shēng, shèng</text:span></text:p>
      <text:p text:style-name="P5"><text:span text:style-name="T140">460.  </text:span><text:span text:style-name="T143">買</text:span><text:span text:style-name="T140">(</text:span><text:span text:style-name="T143">买</text:span><text:span text:style-name="T140">)  (</text:span><text:span text:style-name="T143">살 매</text:span><text:span text:style-name="T140">) m󰐂i</text:span></text:p>
      <text:p text:style-name="P5"><text:span text:style-name="T140">463.  </text:span><text:span text:style-name="T143">傳</text:span><text:span text:style-name="T140">(</text:span><text:span text:style-name="T143">传</text:span><text:span text:style-name="T140">)  (</text:span><text:span text:style-name="T143">전할 전</text:span><text:span text:style-name="T140">) chu󰐁n, zhu󰐃n</text:span></text:p>
      <text:p text:style-name="P5"><text:span text:style-name="T140">467.  </text:span><text:span text:style-name="T143">廠</text:span><text:span text:style-name="T140">(</text:span><text:span text:style-name="T143">厂</text:span><text:span text:style-name="T140">)  (</text:span><text:span text:style-name="T143">공장 장</text:span><text:span text:style-name="T140">,</text:span><text:span text:style-name="T143">헛간 창</text:span><text:span text:style-name="T140">) ch󰐂ng</text:span></text:p>
      <text:p text:style-name="P5"><text:span text:style-name="T140">469.  </text:span><text:span text:style-name="T143">送  </text:span><text:span text:style-name="T140">(</text:span><text:span text:style-name="T143">보낼 송</text:span><text:span text:style-name="T140">, </text:span><text:span text:style-name="T143">선물할 송</text:span><text:span text:style-name="T140">) sòng</text:span></text:p>
      <text:p text:style-name="P5"><text:span text:style-name="T140">470.  </text:span><text:span text:style-name="T143">織</text:span><text:span text:style-name="T140">(</text:span><text:span text:style-name="T143">织</text:span><text:span text:style-name="T140">)  (</text:span><text:span text:style-name="T143">짤 직</text:span><text:span text:style-name="T140">) zhī</text:span></text:p>
      <text:p text:style-name="P5"><text:soft-page-break/><text:span text:style-name="T140">471. </text:span><text:span text:style-name="T143">談</text:span><text:span text:style-name="T140">(</text:span><text:span text:style-name="T143">谈</text:span><text:span text:style-name="T140">)  (</text:span><text:span text:style-name="T143">말씀 담</text:span><text:span text:style-name="T140">) t󰐁n</text:span></text:p>
      <text:p text:style-name="P5"><text:span text:style-name="T140">477.  </text:span><text:span text:style-name="T143">擊</text:span><text:span text:style-name="T140">(</text:span><text:span text:style-name="T143">击</text:span><text:span text:style-name="T140">)  (</text:span><text:span text:style-name="T143">부딪칠 격</text:span><text:span text:style-name="T140">) jī</text:span></text:p>
      <text:p text:style-name="P5"><text:span text:style-name="T140">479.  </text:span><text:span text:style-name="T143">調</text:span><text:span text:style-name="T140">(</text:span><text:span text:style-name="T143">调</text:span><text:span text:style-name="T140">)  (</text:span><text:span text:style-name="T143">고를 조</text:span><text:span text:style-name="T140">) di󰐃o, ti󰐁o</text:span></text:p>
      <text:p text:style-name="P5"><text:span text:style-name="T140">470.  </text:span><text:span text:style-name="T143">際</text:span><text:span text:style-name="T140">(</text:span><text:span text:style-name="T143">际</text:span><text:span text:style-name="T140">)  (</text:span><text:span text:style-name="T143">사이 제</text:span><text:span text:style-name="T140">) jì</text:span></text:p>
      <text:p text:style-name="P5"><text:span text:style-name="T140">481. </text:span><text:span text:style-name="T143">咱  </text:span><text:span text:style-name="T140">(</text:span><text:span text:style-name="T143">나 찰</text:span><text:span text:style-name="T140">) z󰐁, z󰐁n, z󰐄n</text:span></text:p>
      <text:p text:style-name="P5"><text:span text:style-name="T140">482.  </text:span><text:span text:style-name="T143">拉  </text:span><text:span text:style-name="T140">(</text:span><text:span text:style-name="T143">끌 랍</text:span><text:span text:style-name="T140">) l󰐀, l󰐁, l󰐂, l󰐃</text:span></text:p>
      <text:p text:style-name="P5"><text:span text:style-name="T140">486.  </text:span><text:span text:style-name="T143">堅</text:span><text:span text:style-name="T140">(</text:span><text:span text:style-name="T143">坚</text:span><text:span text:style-name="T140">)  (</text:span><text:span text:style-name="T143">굳을 견</text:span><text:span text:style-name="T140">) ji󰐀n</text:span></text:p>
      <text:p text:style-name="P5"><text:span text:style-name="T140">480.  </text:span><text:span text:style-name="T143">興</text:span><text:span text:style-name="T140">(</text:span><text:span text:style-name="T143">兴</text:span><text:span text:style-name="T140">)  (</text:span><text:span text:style-name="T143">기분좋은 흥</text:span><text:span text:style-name="T140">) xīng, xìng</text:span></text:p>
      <text:p text:style-name="P5"><text:span text:style-name="T140">494.  </text:span><text:span text:style-name="T143">況  </text:span><text:span text:style-name="T140">(</text:span><text:span text:style-name="T143">하물며 황</text:span><text:span text:style-name="T140">) ku󰐃ng</text:span></text:p>
      <text:p text:style-name="P5"><text:span text:style-name="T140">495.  </text:span><text:span text:style-name="T143">批  </text:span><text:span text:style-name="T140">(</text:span><text:span text:style-name="T143">칠 비</text:span><text:span text:style-name="T140">) pī</text:span></text:p>
      <text:p text:style-name="P5"><text:span text:style-name="T140">496.  </text:span><text:span text:style-name="T143">刻  </text:span><text:span text:style-name="T140">(</text:span><text:span text:style-name="T143">새길 각</text:span><text:span text:style-name="T140">) kē, kè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SimSun" svg:font-family="NSimSun"/>
    <style:font-face style:name="gulim" svg:font-family="gulim, verdana, sans-serif"/>
    <style:font-face style:name="굴림" svg:font-family="굴림"/>
    <style:font-face style:name="Lucida Sans1" svg:font-family="'Lucida Sans'" style:font-family-generic="swiss"/>
    <style:font-face style:name="맑은 고딕" svg:font-family="'맑은 고딕'" style:font-family-generic="moder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21:39:34.534000000</meta:creation-date>
    <dc:date>2019-11-01T01:15:10.812000000</dc:date>
    <meta:editing-duration>PT19M8S</meta:editing-duration>
    <meta:editing-cycles>4</meta:editing-cycles>
    <meta:generator>LibreOffice/6.2.7.1$Windows_X86_64 LibreOffice_project/23edc44b61b830b7d749943e020e96f5a7df63bf</meta:generator>
    <meta:document-statistic meta:table-count="0" meta:image-count="0" meta:object-count="0" meta:page-count="8" meta:paragraph-count="191" meta:word-count="2360" meta:character-count="4682" meta:non-whitespace-character-count="3308"/>
  </office:meta>
</office:document-meta>
</file>